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90.58850569" calcext:value-type="float">
            <text:p>290,58850569</text:p>
          </table:table-cell>
          <table:table-cell office:value-type="float" office:value="238.776255845" calcext:value-type="float">
            <text:p>238,776255845</text:p>
          </table:table-cell>
          <table:table-cell office:value-type="float" office:value="246.833146204" calcext:value-type="float">
            <text:p>246,833146204</text:p>
          </table:table-cell>
          <table:table-cell office:value-type="float" office:value="251.186971555" calcext:value-type="float">
            <text:p>251,186971555</text:p>
          </table:table-cell>
          <table:table-cell office:value-type="float" office:value="247.963344814" calcext:value-type="float">
            <text:p>247,963344814</text:p>
          </table:table-cell>
          <table:table-cell office:value-type="float" office:value="251.050329955" calcext:value-type="float">
            <text:p>251,050329955</text:p>
          </table:table-cell>
          <table:table-cell office:value-type="float" office:value="246.792652209" calcext:value-type="float">
            <text:p>246,792652209</text:p>
          </table:table-cell>
          <table:table-cell office:value-type="float" office:value="257.984828269" calcext:value-type="float">
            <text:p>257,984828269</text:p>
          </table:table-cell>
          <table:table-cell office:value-type="float" office:value="246.909854894" calcext:value-type="float">
            <text:p>246,909854894</text:p>
          </table:table-cell>
          <table:table-cell office:value-type="float" office:value="262.190632622" calcext:value-type="float">
            <text:p>262,190632622</text:p>
          </table:table-cell>
          <table:table-cell/>
          <table:table-cell table:formula="of:=TRIMMEAN([.B2:.K2];0.2)" office:value-type="float" office:value="251.36397006525" calcext:value-type="float">
            <text:p>251,363970065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3.155518383" calcext:value-type="float">
            <text:p>283,155518383</text:p>
          </table:table-cell>
          <table:table-cell office:value-type="float" office:value="241.745344477" calcext:value-type="float">
            <text:p>241,745344477</text:p>
          </table:table-cell>
          <table:table-cell office:value-type="float" office:value="253.073485919" calcext:value-type="float">
            <text:p>253,073485919</text:p>
          </table:table-cell>
          <table:table-cell office:value-type="float" office:value="253.539614505" calcext:value-type="float">
            <text:p>253,539614505</text:p>
          </table:table-cell>
          <table:table-cell office:value-type="float" office:value="244.687185757" calcext:value-type="float">
            <text:p>244,687185757</text:p>
          </table:table-cell>
          <table:table-cell office:value-type="float" office:value="242.187790539" calcext:value-type="float">
            <text:p>242,187790539</text:p>
          </table:table-cell>
          <table:table-cell office:value-type="float" office:value="245.151405829" calcext:value-type="float">
            <text:p>245,151405829</text:p>
          </table:table-cell>
          <table:table-cell office:value-type="float" office:value="253.575415797" calcext:value-type="float">
            <text:p>253,575415797</text:p>
          </table:table-cell>
          <table:table-cell office:value-type="float" office:value="247.142424073" calcext:value-type="float">
            <text:p>247,142424073</text:p>
          </table:table-cell>
          <table:table-cell office:value-type="float" office:value="248.171282989" calcext:value-type="float">
            <text:p>248,171282989</text:p>
          </table:table-cell>
          <table:table-cell/>
          <table:table-cell table:formula="of:=TRIMMEAN([.B3:.K3];0.2)" office:value-type="float" office:value="248.441075676" calcext:value-type="float">
            <text:p>248,44107567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6.825084124" calcext:value-type="float">
            <text:p>276,825084124</text:p>
          </table:table-cell>
          <table:table-cell office:value-type="float" office:value="245.884393231" calcext:value-type="float">
            <text:p>245,884393231</text:p>
          </table:table-cell>
          <table:table-cell office:value-type="float" office:value="261.555291743" calcext:value-type="float">
            <text:p>261,555291743</text:p>
          </table:table-cell>
          <table:table-cell office:value-type="float" office:value="261.54518935" calcext:value-type="float">
            <text:p>261,54518935</text:p>
          </table:table-cell>
          <table:table-cell office:value-type="float" office:value="255.195831156" calcext:value-type="float">
            <text:p>255,195831156</text:p>
          </table:table-cell>
          <table:table-cell office:value-type="float" office:value="247.545381805" calcext:value-type="float">
            <text:p>247,545381805</text:p>
          </table:table-cell>
          <table:table-cell office:value-type="float" office:value="253.810998313" calcext:value-type="float">
            <text:p>253,810998313</text:p>
          </table:table-cell>
          <table:table-cell office:value-type="float" office:value="248.562423027" calcext:value-type="float">
            <text:p>248,562423027</text:p>
          </table:table-cell>
          <table:table-cell office:value-type="float" office:value="251.933166818" calcext:value-type="float">
            <text:p>251,933166818</text:p>
          </table:table-cell>
          <table:table-cell office:value-type="float" office:value="250.428465433" calcext:value-type="float">
            <text:p>250,428465433</text:p>
          </table:table-cell>
          <table:table-cell/>
          <table:table-cell table:formula="of:=TRIMMEAN([.B4:.K4];0.2)" office:value-type="float" office:value="253.822093455625" calcext:value-type="float">
            <text:p>253,822093455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5.058946566" calcext:value-type="float">
            <text:p>305,058946566</text:p>
          </table:table-cell>
          <table:table-cell office:value-type="float" office:value="257.047034986" calcext:value-type="float">
            <text:p>257,047034986</text:p>
          </table:table-cell>
          <table:table-cell office:value-type="float" office:value="268.767993916" calcext:value-type="float">
            <text:p>268,767993916</text:p>
          </table:table-cell>
          <table:table-cell office:value-type="float" office:value="268.706268102" calcext:value-type="float">
            <text:p>268,706268102</text:p>
          </table:table-cell>
          <table:table-cell office:value-type="float" office:value="252.374893701" calcext:value-type="float">
            <text:p>252,374893701</text:p>
          </table:table-cell>
          <table:table-cell office:value-type="float" office:value="267.351891378" calcext:value-type="float">
            <text:p>267,351891378</text:p>
          </table:table-cell>
          <table:table-cell office:value-type="float" office:value="270.0266198" calcext:value-type="float">
            <text:p>270,0266198</text:p>
          </table:table-cell>
          <table:table-cell office:value-type="float" office:value="265.505562206" calcext:value-type="float">
            <text:p>265,505562206</text:p>
          </table:table-cell>
          <table:table-cell office:value-type="float" office:value="271.783896096" calcext:value-type="float">
            <text:p>271,783896096</text:p>
          </table:table-cell>
          <table:table-cell office:value-type="float" office:value="268.38359595" calcext:value-type="float">
            <text:p>268,38359595</text:p>
          </table:table-cell>
          <table:table-cell/>
          <table:table-cell table:formula="of:=TRIMMEAN([.B5:.K5];0.2)" office:value-type="float" office:value="267.19660780425" calcext:value-type="float">
            <text:p>267,19660780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3.248063286" calcext:value-type="float">
            <text:p>253,248063286</text:p>
          </table:table-cell>
          <table:table-cell office:value-type="float" office:value="241.548974265" calcext:value-type="float">
            <text:p>241,548974265</text:p>
          </table:table-cell>
          <table:table-cell office:value-type="float" office:value="260.768812633" calcext:value-type="float">
            <text:p>260,768812633</text:p>
          </table:table-cell>
          <table:table-cell office:value-type="float" office:value="261.006349506" calcext:value-type="float">
            <text:p>261,006349506</text:p>
          </table:table-cell>
          <table:table-cell office:value-type="float" office:value="247.735942025" calcext:value-type="float">
            <text:p>247,735942025</text:p>
          </table:table-cell>
          <table:table-cell office:value-type="float" office:value="242.159083556" calcext:value-type="float">
            <text:p>242,159083556</text:p>
          </table:table-cell>
          <table:table-cell office:value-type="float" office:value="247.171102386" calcext:value-type="float">
            <text:p>247,171102386</text:p>
          </table:table-cell>
          <table:table-cell office:value-type="float" office:value="244.872837434" calcext:value-type="float">
            <text:p>244,872837434</text:p>
          </table:table-cell>
          <table:table-cell office:value-type="float" office:value="252.880083998" calcext:value-type="float">
            <text:p>252,880083998</text:p>
          </table:table-cell>
          <table:table-cell office:value-type="float" office:value="253.869683009" calcext:value-type="float">
            <text:p>253,869683009</text:p>
          </table:table-cell>
          <table:table-cell/>
          <table:table-cell table:formula="of:=TRIMMEAN([.B6:.K6];0.2)" office:value-type="float" office:value="250.338201040875" calcext:value-type="float">
            <text:p>250,338201040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9.304521636" calcext:value-type="float">
            <text:p>259,304521636</text:p>
          </table:table-cell>
          <table:table-cell office:value-type="float" office:value="253.141975407" calcext:value-type="float">
            <text:p>253,141975407</text:p>
          </table:table-cell>
          <table:table-cell office:value-type="float" office:value="264.669652522" calcext:value-type="float">
            <text:p>264,669652522</text:p>
          </table:table-cell>
          <table:table-cell office:value-type="float" office:value="272.194644845" calcext:value-type="float">
            <text:p>272,194644845</text:p>
          </table:table-cell>
          <table:table-cell office:value-type="float" office:value="254.280734005" calcext:value-type="float">
            <text:p>254,280734005</text:p>
          </table:table-cell>
          <table:table-cell office:value-type="float" office:value="251.038977951" calcext:value-type="float">
            <text:p>251,038977951</text:p>
          </table:table-cell>
          <table:table-cell office:value-type="float" office:value="259.256650779" calcext:value-type="float">
            <text:p>259,256650779</text:p>
          </table:table-cell>
          <table:table-cell office:value-type="float" office:value="271.294266621" calcext:value-type="float">
            <text:p>271,294266621</text:p>
          </table:table-cell>
          <table:table-cell office:value-type="float" office:value="266.599631471" calcext:value-type="float">
            <text:p>266,599631471</text:p>
          </table:table-cell>
          <table:table-cell office:value-type="float" office:value="265.950015209" calcext:value-type="float">
            <text:p>265,950015209</text:p>
          </table:table-cell>
          <table:table-cell/>
          <table:table-cell table:formula="of:=TRIMMEAN([.B7:.K7];0.2)" office:value-type="float" office:value="261.81218095625" calcext:value-type="float">
            <text:p>261,812180956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1.9427991" calcext:value-type="float">
            <text:p>251,9427991</text:p>
          </table:table-cell>
          <table:table-cell office:value-type="float" office:value="251.767934405" calcext:value-type="float">
            <text:p>251,767934405</text:p>
          </table:table-cell>
          <table:table-cell office:value-type="float" office:value="262.400375629" calcext:value-type="float">
            <text:p>262,400375629</text:p>
          </table:table-cell>
          <table:table-cell office:value-type="float" office:value="257.22572289" calcext:value-type="float">
            <text:p>257,22572289</text:p>
          </table:table-cell>
          <table:table-cell office:value-type="float" office:value="260.547243895" calcext:value-type="float">
            <text:p>260,547243895</text:p>
          </table:table-cell>
          <table:table-cell office:value-type="float" office:value="257.622451379" calcext:value-type="float">
            <text:p>257,622451379</text:p>
          </table:table-cell>
          <table:table-cell office:value-type="float" office:value="264.401737863" calcext:value-type="float">
            <text:p>264,401737863</text:p>
          </table:table-cell>
          <table:table-cell office:value-type="float" office:value="268.950611392" calcext:value-type="float">
            <text:p>268,950611392</text:p>
          </table:table-cell>
          <table:table-cell office:value-type="float" office:value="264.987918318" calcext:value-type="float">
            <text:p>264,987918318</text:p>
          </table:table-cell>
          <table:table-cell office:value-type="float" office:value="263.948130863" calcext:value-type="float">
            <text:p>263,948130863</text:p>
          </table:table-cell>
          <table:table-cell/>
          <table:table-cell table:formula="of:=TRIMMEAN([.B8:.K8];0.2)" office:value-type="float" office:value="260.384547492125" calcext:value-type="float">
            <text:p>260,384547492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4.317384042" calcext:value-type="float">
            <text:p>264,317384042</text:p>
          </table:table-cell>
          <table:table-cell office:value-type="float" office:value="251.374268231" calcext:value-type="float">
            <text:p>251,374268231</text:p>
          </table:table-cell>
          <table:table-cell office:value-type="float" office:value="247.301509711" calcext:value-type="float">
            <text:p>247,301509711</text:p>
          </table:table-cell>
          <table:table-cell office:value-type="float" office:value="270.830157205" calcext:value-type="float">
            <text:p>270,830157205</text:p>
          </table:table-cell>
          <table:table-cell office:value-type="float" office:value="262.197004189" calcext:value-type="float">
            <text:p>262,197004189</text:p>
          </table:table-cell>
          <table:table-cell office:value-type="float" office:value="255.58707542" calcext:value-type="float">
            <text:p>255,58707542</text:p>
          </table:table-cell>
          <table:table-cell office:value-type="float" office:value="250.698527575" calcext:value-type="float">
            <text:p>250,698527575</text:p>
          </table:table-cell>
          <table:table-cell office:value-type="float" office:value="255.072148155" calcext:value-type="float">
            <text:p>255,072148155</text:p>
          </table:table-cell>
          <table:table-cell office:value-type="float" office:value="259.793820708" calcext:value-type="float">
            <text:p>259,793820708</text:p>
          </table:table-cell>
          <table:table-cell office:value-type="float" office:value="268.534726983" calcext:value-type="float">
            <text:p>268,534726983</text:p>
          </table:table-cell>
          <table:table-cell/>
          <table:table-cell table:formula="of:=TRIMMEAN([.B9:.K9];0.2)" office:value-type="float" office:value="258.446869412875" calcext:value-type="float">
            <text:p>258,4468694129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8.080294101" calcext:value-type="float">
            <text:p>258,080294101</text:p>
          </table:table-cell>
          <table:table-cell office:value-type="float" office:value="246.852631629" calcext:value-type="float">
            <text:p>246,852631629</text:p>
          </table:table-cell>
          <table:table-cell office:value-type="float" office:value="257.103792154" calcext:value-type="float">
            <text:p>257,103792154</text:p>
          </table:table-cell>
          <table:table-cell office:value-type="float" office:value="276.124873907" calcext:value-type="float">
            <text:p>276,124873907</text:p>
          </table:table-cell>
          <table:table-cell office:value-type="float" office:value="264.758853177" calcext:value-type="float">
            <text:p>264,758853177</text:p>
          </table:table-cell>
          <table:table-cell office:value-type="float" office:value="254.542461569" calcext:value-type="float">
            <text:p>254,542461569</text:p>
          </table:table-cell>
          <table:table-cell office:value-type="float" office:value="261.823991139" calcext:value-type="float">
            <text:p>261,823991139</text:p>
          </table:table-cell>
          <table:table-cell office:value-type="float" office:value="276.573282127" calcext:value-type="float">
            <text:p>276,573282127</text:p>
          </table:table-cell>
          <table:table-cell office:value-type="float" office:value="266.830435517" calcext:value-type="float">
            <text:p>266,830435517</text:p>
          </table:table-cell>
          <table:table-cell office:value-type="float" office:value="270.494919131" calcext:value-type="float">
            <text:p>270,494919131</text:p>
          </table:table-cell>
          <table:table-cell/>
          <table:table-cell table:formula="of:=TRIMMEAN([.B10:.K10];0.2)" office:value-type="float" office:value="263.719952586875" calcext:value-type="float">
            <text:p>263,7199525869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7.659873718" calcext:value-type="float">
            <text:p>257,659873718</text:p>
          </table:table-cell>
          <table:table-cell office:value-type="float" office:value="242.232194073" calcext:value-type="float">
            <text:p>242,232194073</text:p>
          </table:table-cell>
          <table:table-cell office:value-type="float" office:value="245.63064592" calcext:value-type="float">
            <text:p>245,63064592</text:p>
          </table:table-cell>
          <table:table-cell office:value-type="float" office:value="258.443280678" calcext:value-type="float">
            <text:p>258,443280678</text:p>
          </table:table-cell>
          <table:table-cell office:value-type="float" office:value="261.718235559" calcext:value-type="float">
            <text:p>261,718235559</text:p>
          </table:table-cell>
          <table:table-cell office:value-type="float" office:value="240.027416421" calcext:value-type="float">
            <text:p>240,027416421</text:p>
          </table:table-cell>
          <table:table-cell office:value-type="float" office:value="260.514871207" calcext:value-type="float">
            <text:p>260,514871207</text:p>
          </table:table-cell>
          <table:table-cell office:value-type="float" office:value="266.555684361" calcext:value-type="float">
            <text:p>266,555684361</text:p>
          </table:table-cell>
          <table:table-cell office:value-type="float" office:value="259.156634434" calcext:value-type="float">
            <text:p>259,156634434</text:p>
          </table:table-cell>
          <table:table-cell office:value-type="float" office:value="265.125798209" calcext:value-type="float">
            <text:p>265,125798209</text:p>
          </table:table-cell>
          <table:table-cell/>
          <table:table-cell table:formula="of:=TRIMMEAN([.B11:.K11];0.2)" office:value-type="float" office:value="256.31019172475" calcext:value-type="float">
            <text:p>256,310191724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5.293028627" calcext:value-type="float">
            <text:p>265,293028627</text:p>
          </table:table-cell>
          <table:table-cell office:value-type="float" office:value="248.965228278" calcext:value-type="float">
            <text:p>248,965228278</text:p>
          </table:table-cell>
          <table:table-cell office:value-type="float" office:value="252.405291668" calcext:value-type="float">
            <text:p>252,405291668</text:p>
          </table:table-cell>
          <table:table-cell office:value-type="float" office:value="274.857225744" calcext:value-type="float">
            <text:p>274,857225744</text:p>
          </table:table-cell>
          <table:table-cell office:value-type="float" office:value="259.285989468" calcext:value-type="float">
            <text:p>259,285989468</text:p>
          </table:table-cell>
          <table:table-cell office:value-type="float" office:value="248.004987236" calcext:value-type="float">
            <text:p>248,004987236</text:p>
          </table:table-cell>
          <table:table-cell office:value-type="float" office:value="249.956101423" calcext:value-type="float">
            <text:p>249,956101423</text:p>
          </table:table-cell>
          <table:table-cell office:value-type="float" office:value="243.069417642" calcext:value-type="float">
            <text:p>243,069417642</text:p>
          </table:table-cell>
          <table:table-cell office:value-type="float" office:value="263.763242292" calcext:value-type="float">
            <text:p>263,763242292</text:p>
          </table:table-cell>
          <table:table-cell office:value-type="float" office:value="266.860281356" calcext:value-type="float">
            <text:p>266,860281356</text:p>
          </table:table-cell>
          <table:table-cell/>
          <table:table-cell table:formula="of:=TRIMMEAN([.B12:.K12];0.2)" office:value-type="float" office:value="256.8167687935" calcext:value-type="float">
            <text:p>256,816768793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4.090256996" calcext:value-type="float">
            <text:p>264,090256996</text:p>
          </table:table-cell>
          <table:table-cell office:value-type="float" office:value="250.932996169" calcext:value-type="float">
            <text:p>250,932996169</text:p>
          </table:table-cell>
          <table:table-cell office:value-type="float" office:value="247.889201513" calcext:value-type="float">
            <text:p>247,889201513</text:p>
          </table:table-cell>
          <table:table-cell office:value-type="float" office:value="271.183019272" calcext:value-type="float">
            <text:p>271,183019272</text:p>
          </table:table-cell>
          <table:table-cell office:value-type="float" office:value="263.011099359" calcext:value-type="float">
            <text:p>263,011099359</text:p>
          </table:table-cell>
          <table:table-cell office:value-type="float" office:value="250.550707851" calcext:value-type="float">
            <text:p>250,550707851</text:p>
          </table:table-cell>
          <table:table-cell office:value-type="float" office:value="245.727189049" calcext:value-type="float">
            <text:p>245,727189049</text:p>
          </table:table-cell>
          <table:table-cell office:value-type="float" office:value="247.081090705" calcext:value-type="float">
            <text:p>247,081090705</text:p>
          </table:table-cell>
          <table:table-cell office:value-type="float" office:value="273.69174438" calcext:value-type="float">
            <text:p>273,69174438</text:p>
          </table:table-cell>
          <table:table-cell office:value-type="float" office:value="277.374168269" calcext:value-type="float">
            <text:p>277,374168269</text:p>
          </table:table-cell>
          <table:table-cell/>
          <table:table-cell table:formula="of:=TRIMMEAN([.B13:.K13];0.2)" office:value-type="float" office:value="258.553764530625" calcext:value-type="float">
            <text:p>258,5537645306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5.983687675" calcext:value-type="float">
            <text:p>265,983687675</text:p>
          </table:table-cell>
          <table:table-cell office:value-type="float" office:value="260.535377305" calcext:value-type="float">
            <text:p>260,535377305</text:p>
          </table:table-cell>
          <table:table-cell office:value-type="float" office:value="248.064539423" calcext:value-type="float">
            <text:p>248,064539423</text:p>
          </table:table-cell>
          <table:table-cell office:value-type="float" office:value="275.000042902" calcext:value-type="float">
            <text:p>275,000042902</text:p>
          </table:table-cell>
          <table:table-cell office:value-type="float" office:value="263.539778655" calcext:value-type="float">
            <text:p>263,539778655</text:p>
          </table:table-cell>
          <table:table-cell office:value-type="float" office:value="252.29341373" calcext:value-type="float">
            <text:p>252,29341373</text:p>
          </table:table-cell>
          <table:table-cell office:value-type="float" office:value="254.022525327" calcext:value-type="float">
            <text:p>254,022525327</text:p>
          </table:table-cell>
          <table:table-cell office:value-type="float" office:value="249.651223867" calcext:value-type="float">
            <text:p>249,651223867</text:p>
          </table:table-cell>
          <table:table-cell office:value-type="float" office:value="251.779268014" calcext:value-type="float">
            <text:p>251,779268014</text:p>
          </table:table-cell>
          <table:table-cell office:value-type="float" office:value="261.598165333" calcext:value-type="float">
            <text:p>261,598165333</text:p>
          </table:table-cell>
          <table:table-cell/>
          <table:table-cell table:formula="of:=TRIMMEAN([.B14:.K14];0.2)" office:value-type="float" office:value="257.42542998825" calcext:value-type="float">
            <text:p>257,425429988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8.004128697" calcext:value-type="float">
            <text:p>268,004128697</text:p>
          </table:table-cell>
          <table:table-cell office:value-type="float" office:value="259.449065771" calcext:value-type="float">
            <text:p>259,449065771</text:p>
          </table:table-cell>
          <table:table-cell office:value-type="float" office:value="254.228034369" calcext:value-type="float">
            <text:p>254,228034369</text:p>
          </table:table-cell>
          <table:table-cell office:value-type="float" office:value="287.498813147" calcext:value-type="float">
            <text:p>287,498813147</text:p>
          </table:table-cell>
          <table:table-cell office:value-type="float" office:value="269.281562745" calcext:value-type="float">
            <text:p>269,281562745</text:p>
          </table:table-cell>
          <table:table-cell office:value-type="float" office:value="252.028739198" calcext:value-type="float">
            <text:p>252,028739198</text:p>
          </table:table-cell>
          <table:table-cell office:value-type="float" office:value="255.505490757" calcext:value-type="float">
            <text:p>255,505490757</text:p>
          </table:table-cell>
          <table:table-cell office:value-type="float" office:value="255.131280254" calcext:value-type="float">
            <text:p>255,131280254</text:p>
          </table:table-cell>
          <table:table-cell office:value-type="float" office:value="252.872846033" calcext:value-type="float">
            <text:p>252,872846033</text:p>
          </table:table-cell>
          <table:table-cell office:value-type="float" office:value="252.697666135" calcext:value-type="float">
            <text:p>252,697666135</text:p>
          </table:table-cell>
          <table:table-cell/>
          <table:table-cell table:formula="of:=TRIMMEAN([.B15:.K15];0.2)" office:value-type="float" office:value="258.396259345125" calcext:value-type="float">
            <text:p>258,3962593451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2.557713162" calcext:value-type="float">
            <text:p>272,557713162</text:p>
          </table:table-cell>
          <table:table-cell office:value-type="float" office:value="272.374197687" calcext:value-type="float">
            <text:p>272,374197687</text:p>
          </table:table-cell>
          <table:table-cell office:value-type="float" office:value="254.113278444" calcext:value-type="float">
            <text:p>254,113278444</text:p>
          </table:table-cell>
          <table:table-cell office:value-type="float" office:value="287.369112384" calcext:value-type="float">
            <text:p>287,369112384</text:p>
          </table:table-cell>
          <table:table-cell office:value-type="float" office:value="280.156513547" calcext:value-type="float">
            <text:p>280,156513547</text:p>
          </table:table-cell>
          <table:table-cell office:value-type="float" office:value="258.846669613" calcext:value-type="float">
            <text:p>258,846669613</text:p>
          </table:table-cell>
          <table:table-cell office:value-type="float" office:value="264.374745809" calcext:value-type="float">
            <text:p>264,374745809</text:p>
          </table:table-cell>
          <table:table-cell office:value-type="float" office:value="255.043522484" calcext:value-type="float">
            <text:p>255,043522484</text:p>
          </table:table-cell>
          <table:table-cell office:value-type="float" office:value="262.278439418" calcext:value-type="float">
            <text:p>262,278439418</text:p>
          </table:table-cell>
          <table:table-cell office:value-type="float" office:value="270.147478525" calcext:value-type="float">
            <text:p>270,147478525</text:p>
          </table:table-cell>
          <table:table-cell/>
          <table:table-cell table:formula="of:=TRIMMEAN([.B16:.K16];0.2)" office:value-type="float" office:value="266.972410030625" calcext:value-type="float">
            <text:p>266,972410030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9.754748225" calcext:value-type="float">
            <text:p>289,754748225</text:p>
          </table:table-cell>
          <table:table-cell office:value-type="float" office:value="261.952633854" calcext:value-type="float">
            <text:p>261,952633854</text:p>
          </table:table-cell>
          <table:table-cell office:value-type="float" office:value="261.215618717" calcext:value-type="float">
            <text:p>261,215618717</text:p>
          </table:table-cell>
          <table:table-cell office:value-type="float" office:value="306.489044925" calcext:value-type="float">
            <text:p>306,489044925</text:p>
          </table:table-cell>
          <table:table-cell office:value-type="float" office:value="275.028138429" calcext:value-type="float">
            <text:p>275,028138429</text:p>
          </table:table-cell>
          <table:table-cell office:value-type="float" office:value="270.940945039" calcext:value-type="float">
            <text:p>270,940945039</text:p>
          </table:table-cell>
          <table:table-cell office:value-type="float" office:value="255.770067548" calcext:value-type="float">
            <text:p>255,770067548</text:p>
          </table:table-cell>
          <table:table-cell office:value-type="float" office:value="270.977822206" calcext:value-type="float">
            <text:p>270,977822206</text:p>
          </table:table-cell>
          <table:table-cell office:value-type="float" office:value="267.49856255" calcext:value-type="float">
            <text:p>267,49856255</text:p>
          </table:table-cell>
          <table:table-cell office:value-type="float" office:value="276.549597502" calcext:value-type="float">
            <text:p>276,549597502</text:p>
          </table:table-cell>
          <table:table-cell/>
          <table:table-cell table:formula="of:=TRIMMEAN([.B17:.K17];0.2)" office:value-type="float" office:value="271.73975831525" calcext:value-type="float">
            <text:p>271,7397583153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2.017015727" calcext:value-type="float">
            <text:p>272,017015727</text:p>
          </table:table-cell>
          <table:table-cell office:value-type="float" office:value="270.584901711" calcext:value-type="float">
            <text:p>270,584901711</text:p>
          </table:table-cell>
          <table:table-cell office:value-type="float" office:value="255.57341336" calcext:value-type="float">
            <text:p>255,57341336</text:p>
          </table:table-cell>
          <table:table-cell office:value-type="float" office:value="274.744557437" calcext:value-type="float">
            <text:p>274,744557437</text:p>
          </table:table-cell>
          <table:table-cell office:value-type="float" office:value="274.069019492" calcext:value-type="float">
            <text:p>274,069019492</text:p>
          </table:table-cell>
          <table:table-cell office:value-type="float" office:value="262.832369919" calcext:value-type="float">
            <text:p>262,832369919</text:p>
          </table:table-cell>
          <table:table-cell office:value-type="float" office:value="264.064159875" calcext:value-type="float">
            <text:p>264,064159875</text:p>
          </table:table-cell>
          <table:table-cell office:value-type="float" office:value="275.918990397" calcext:value-type="float">
            <text:p>275,918990397</text:p>
          </table:table-cell>
          <table:table-cell office:value-type="float" office:value="268.925109425" calcext:value-type="float">
            <text:p>268,925109425</text:p>
          </table:table-cell>
          <table:table-cell office:value-type="float" office:value="273.807938508" calcext:value-type="float">
            <text:p>273,807938508</text:p>
          </table:table-cell>
          <table:table-cell/>
          <table:table-cell table:formula="of:=TRIMMEAN([.B18:.K18];0.2)" office:value-type="float" office:value="270.13063401175" calcext:value-type="float">
            <text:p>270,1306340118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79.813257549" calcext:value-type="float">
            <text:p>279,813257549</text:p>
          </table:table-cell>
          <table:table-cell office:value-type="float" office:value="266.551740606" calcext:value-type="float">
            <text:p>266,551740606</text:p>
          </table:table-cell>
          <table:table-cell office:value-type="float" office:value="256.640713418" calcext:value-type="float">
            <text:p>256,640713418</text:p>
          </table:table-cell>
          <table:table-cell office:value-type="float" office:value="257.120770391" calcext:value-type="float">
            <text:p>257,120770391</text:p>
          </table:table-cell>
          <table:table-cell office:value-type="float" office:value="277.504012245" calcext:value-type="float">
            <text:p>277,504012245</text:p>
          </table:table-cell>
          <table:table-cell office:value-type="float" office:value="278.176340615" calcext:value-type="float">
            <text:p>278,176340615</text:p>
          </table:table-cell>
          <table:table-cell office:value-type="float" office:value="259.17346061" calcext:value-type="float">
            <text:p>259,17346061</text:p>
          </table:table-cell>
          <table:table-cell office:value-type="float" office:value="262.723917808" calcext:value-type="float">
            <text:p>262,723917808</text:p>
          </table:table-cell>
          <table:table-cell office:value-type="float" office:value="275.594855588" calcext:value-type="float">
            <text:p>275,594855588</text:p>
          </table:table-cell>
          <table:table-cell office:value-type="float" office:value="275.726793554" calcext:value-type="float">
            <text:p>275,726793554</text:p>
          </table:table-cell>
          <table:table-cell/>
          <table:table-cell table:formula="of:=TRIMMEAN([.B19:.K19];0.2)" office:value-type="float" office:value="269.071486427125" calcext:value-type="float">
            <text:p>269,0714864271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78.142220881" calcext:value-type="float">
            <text:p>278,142220881</text:p>
          </table:table-cell>
          <table:table-cell office:value-type="float" office:value="275.407444277" calcext:value-type="float">
            <text:p>275,407444277</text:p>
          </table:table-cell>
          <table:table-cell office:value-type="float" office:value="278.637195417" calcext:value-type="float">
            <text:p>278,637195417</text:p>
          </table:table-cell>
          <table:table-cell office:value-type="float" office:value="262.972101287" calcext:value-type="float">
            <text:p>262,972101287</text:p>
          </table:table-cell>
          <table:table-cell office:value-type="float" office:value="285.462256781" calcext:value-type="float">
            <text:p>285,462256781</text:p>
          </table:table-cell>
          <table:table-cell office:value-type="float" office:value="273.942721013" calcext:value-type="float">
            <text:p>273,942721013</text:p>
          </table:table-cell>
          <table:table-cell office:value-type="float" office:value="273.804710719" calcext:value-type="float">
            <text:p>273,804710719</text:p>
          </table:table-cell>
          <table:table-cell office:value-type="float" office:value="262.509725093" calcext:value-type="float">
            <text:p>262,509725093</text:p>
          </table:table-cell>
          <table:table-cell office:value-type="float" office:value="283.165001796" calcext:value-type="float">
            <text:p>283,165001796</text:p>
          </table:table-cell>
          <table:table-cell office:value-type="float" office:value="297.00323424" calcext:value-type="float">
            <text:p>297,00323424</text:p>
          </table:table-cell>
          <table:table-cell/>
          <table:table-cell table:formula="of:=TRIMMEAN([.B20:.K20];0.2)" office:value-type="float" office:value="276.441706521375" calcext:value-type="float">
            <text:p>276,4417065214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1.950558024" calcext:value-type="float">
            <text:p>291,950558024</text:p>
          </table:table-cell>
          <table:table-cell office:value-type="float" office:value="252.154175357" calcext:value-type="float">
            <text:p>252,154175357</text:p>
          </table:table-cell>
          <table:table-cell office:value-type="float" office:value="263.804901009" calcext:value-type="float">
            <text:p>263,804901009</text:p>
          </table:table-cell>
          <table:table-cell office:value-type="float" office:value="258.06570912" calcext:value-type="float">
            <text:p>258,06570912</text:p>
          </table:table-cell>
          <table:table-cell office:value-type="float" office:value="262.412582605" calcext:value-type="float">
            <text:p>262,412582605</text:p>
          </table:table-cell>
          <table:table-cell office:value-type="float" office:value="270.502203306" calcext:value-type="float">
            <text:p>270,502203306</text:p>
          </table:table-cell>
          <table:table-cell office:value-type="float" office:value="277.833370678" calcext:value-type="float">
            <text:p>277,833370678</text:p>
          </table:table-cell>
          <table:table-cell office:value-type="float" office:value="264.961651425" calcext:value-type="float">
            <text:p>264,961651425</text:p>
          </table:table-cell>
          <table:table-cell office:value-type="float" office:value="274.477809693" calcext:value-type="float">
            <text:p>274,477809693</text:p>
          </table:table-cell>
          <table:table-cell office:value-type="float" office:value="290.636211011" calcext:value-type="float">
            <text:p>290,636211011</text:p>
          </table:table-cell>
          <table:table-cell/>
          <table:table-cell table:formula="of:=TRIMMEAN([.B21:.K21];0.2)" office:value-type="float" office:value="270.336804855875" calcext:value-type="float">
            <text:p>270,336804855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71.91746837" calcext:value-type="float">
            <text:p>271,91746837</text:p>
          </table:table-cell>
          <table:table-cell office:value-type="float" office:value="244.931095073" calcext:value-type="float">
            <text:p>244,931095073</text:p>
          </table:table-cell>
          <table:table-cell office:value-type="float" office:value="258.152397449" calcext:value-type="float">
            <text:p>258,152397449</text:p>
          </table:table-cell>
          <table:table-cell office:value-type="float" office:value="255.833292962" calcext:value-type="float">
            <text:p>255,833292962</text:p>
          </table:table-cell>
          <table:table-cell office:value-type="float" office:value="274.726409646" calcext:value-type="float">
            <text:p>274,726409646</text:p>
          </table:table-cell>
          <table:table-cell office:value-type="float" office:value="249.84411383" calcext:value-type="float">
            <text:p>249,84411383</text:p>
          </table:table-cell>
          <table:table-cell office:value-type="float" office:value="276.027019308" calcext:value-type="float">
            <text:p>276,027019308</text:p>
          </table:table-cell>
          <table:table-cell office:value-type="float" office:value="274.998503563" calcext:value-type="float">
            <text:p>274,998503563</text:p>
          </table:table-cell>
          <table:table-cell office:value-type="float" office:value="269.01394423" calcext:value-type="float">
            <text:p>269,01394423</text:p>
          </table:table-cell>
          <table:table-cell office:value-type="float" office:value="254.696585612" calcext:value-type="float">
            <text:p>254,696585612</text:p>
          </table:table-cell>
          <table:table-cell/>
          <table:table-cell table:formula="of:=TRIMMEAN([.B22:.K22];0.2)" office:value-type="float" office:value="263.64783945775" calcext:value-type="float">
            <text:p>263,6478394578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82.019067518" calcext:value-type="float">
            <text:p>282,019067518</text:p>
          </table:table-cell>
          <table:table-cell office:value-type="float" office:value="255.545200234" calcext:value-type="float">
            <text:p>255,545200234</text:p>
          </table:table-cell>
          <table:table-cell office:value-type="float" office:value="255.107410623" calcext:value-type="float">
            <text:p>255,107410623</text:p>
          </table:table-cell>
          <table:table-cell office:value-type="float" office:value="249.125786838" calcext:value-type="float">
            <text:p>249,125786838</text:p>
          </table:table-cell>
          <table:table-cell office:value-type="float" office:value="263.025590671" calcext:value-type="float">
            <text:p>263,025590671</text:p>
          </table:table-cell>
          <table:table-cell office:value-type="float" office:value="256.325699948" calcext:value-type="float">
            <text:p>256,325699948</text:p>
          </table:table-cell>
          <table:table-cell office:value-type="float" office:value="277.270685676" calcext:value-type="float">
            <text:p>277,270685676</text:p>
          </table:table-cell>
          <table:table-cell office:value-type="float" office:value="265.94401877" calcext:value-type="float">
            <text:p>265,94401877</text:p>
          </table:table-cell>
          <table:table-cell office:value-type="float" office:value="293.687590965" calcext:value-type="float">
            <text:p>293,687590965</text:p>
          </table:table-cell>
          <table:table-cell office:value-type="float" office:value="259.415048839" calcext:value-type="float">
            <text:p>259,415048839</text:p>
          </table:table-cell>
          <table:table-cell/>
          <table:table-cell table:formula="of:=TRIMMEAN([.B23:.K23];0.2)" office:value-type="float" office:value="264.331590284875" calcext:value-type="float">
            <text:p>264,331590284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86.654128149" calcext:value-type="float">
            <text:p>286,654128149</text:p>
          </table:table-cell>
          <table:table-cell office:value-type="float" office:value="264.767195118" calcext:value-type="float">
            <text:p>264,767195118</text:p>
          </table:table-cell>
          <table:table-cell office:value-type="float" office:value="264.354120542" calcext:value-type="float">
            <text:p>264,354120542</text:p>
          </table:table-cell>
          <table:table-cell office:value-type="float" office:value="251.83646417" calcext:value-type="float">
            <text:p>251,83646417</text:p>
          </table:table-cell>
          <table:table-cell office:value-type="float" office:value="272.936684756" calcext:value-type="float">
            <text:p>272,936684756</text:p>
          </table:table-cell>
          <table:table-cell office:value-type="float" office:value="256.699855844" calcext:value-type="float">
            <text:p>256,699855844</text:p>
          </table:table-cell>
          <table:table-cell office:value-type="float" office:value="281.150878037" calcext:value-type="float">
            <text:p>281,150878037</text:p>
          </table:table-cell>
          <table:table-cell office:value-type="float" office:value="267.162054948" calcext:value-type="float">
            <text:p>267,162054948</text:p>
          </table:table-cell>
          <table:table-cell office:value-type="float" office:value="275.084886893" calcext:value-type="float">
            <text:p>275,084886893</text:p>
          </table:table-cell>
          <table:table-cell office:value-type="float" office:value="270.217801378" calcext:value-type="float">
            <text:p>270,217801378</text:p>
          </table:table-cell>
          <table:table-cell/>
          <table:table-cell table:formula="of:=TRIMMEAN([.B24:.K24];0.2)" office:value-type="float" office:value="269.0466846895" calcext:value-type="float">
            <text:p>269,0466846895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7.895663868" calcext:value-type="float">
            <text:p>267,895663868</text:p>
          </table:table-cell>
          <table:table-cell office:value-type="float" office:value="269.805111044" calcext:value-type="float">
            <text:p>269,805111044</text:p>
          </table:table-cell>
          <table:table-cell office:value-type="float" office:value="272.265950834" calcext:value-type="float">
            <text:p>272,265950834</text:p>
          </table:table-cell>
          <table:table-cell office:value-type="float" office:value="246.8080395" calcext:value-type="float">
            <text:p>246,8080395</text:p>
          </table:table-cell>
          <table:table-cell office:value-type="float" office:value="274.033690202" calcext:value-type="float">
            <text:p>274,033690202</text:p>
          </table:table-cell>
          <table:table-cell office:value-type="float" office:value="250.220607855" calcext:value-type="float">
            <text:p>250,220607855</text:p>
          </table:table-cell>
          <table:table-cell office:value-type="float" office:value="264.527829201" calcext:value-type="float">
            <text:p>264,527829201</text:p>
          </table:table-cell>
          <table:table-cell office:value-type="float" office:value="281.57106624" calcext:value-type="float">
            <text:p>281,57106624</text:p>
          </table:table-cell>
          <table:table-cell office:value-type="float" office:value="268.354461229" calcext:value-type="float">
            <text:p>268,354461229</text:p>
          </table:table-cell>
          <table:table-cell office:value-type="float" office:value="276.401010715" calcext:value-type="float">
            <text:p>276,401010715</text:p>
          </table:table-cell>
          <table:table-cell/>
          <table:table-cell table:formula="of:=TRIMMEAN([.B25:.K25];0.2)" office:value-type="float" office:value="267.9380406185" calcext:value-type="float">
            <text:p>267,93804061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292.684868085" calcext:value-type="float">
            <text:p>6292,684868085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4.263279177" calcext:value-type="float">
            <text:p>314,263279177</text:p>
          </table:table-cell>
          <table:table-cell office:value-type="float" office:value="297.833657503" calcext:value-type="float">
            <text:p>297,833657503</text:p>
          </table:table-cell>
          <table:table-cell office:value-type="float" office:value="294.973954059" calcext:value-type="float">
            <text:p>294,973954059</text:p>
          </table:table-cell>
          <table:table-cell office:value-type="float" office:value="295.633430568" calcext:value-type="float">
            <text:p>295,633430568</text:p>
          </table:table-cell>
          <table:table-cell office:value-type="float" office:value="302.688494306" calcext:value-type="float">
            <text:p>302,688494306</text:p>
          </table:table-cell>
          <table:table-cell office:value-type="float" office:value="298.290685246" calcext:value-type="float">
            <text:p>298,290685246</text:p>
          </table:table-cell>
          <table:table-cell office:value-type="float" office:value="294.35101345" calcext:value-type="float">
            <text:p>294,35101345</text:p>
          </table:table-cell>
          <table:table-cell office:value-type="float" office:value="297.92685781" calcext:value-type="float">
            <text:p>297,92685781</text:p>
          </table:table-cell>
          <table:table-cell office:value-type="float" office:value="300.883761702" calcext:value-type="float">
            <text:p>300,883761702</text:p>
          </table:table-cell>
          <table:table-cell office:value-type="float" office:value="297.945686468" calcext:value-type="float">
            <text:p>297,945686468</text:p>
          </table:table-cell>
          <table:table-cell/>
          <table:table-cell table:formula="of:=TRIMMEAN([.B2:.K2];0.2)" office:value-type="float" office:value="298.27206595775" calcext:value-type="float">
            <text:p>298,27206595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305.237814157" calcext:value-type="float">
            <text:p>305,237814157</text:p>
          </table:table-cell>
          <table:table-cell office:value-type="float" office:value="300.445399587" calcext:value-type="float">
            <text:p>300,445399587</text:p>
          </table:table-cell>
          <table:table-cell office:value-type="float" office:value="298.076135776" calcext:value-type="float">
            <text:p>298,076135776</text:p>
          </table:table-cell>
          <table:table-cell office:value-type="float" office:value="295.12826252" calcext:value-type="float">
            <text:p>295,12826252</text:p>
          </table:table-cell>
          <table:table-cell office:value-type="float" office:value="295.78686817" calcext:value-type="float">
            <text:p>295,78686817</text:p>
          </table:table-cell>
          <table:table-cell office:value-type="float" office:value="298.249358365" calcext:value-type="float">
            <text:p>298,249358365</text:p>
          </table:table-cell>
          <table:table-cell office:value-type="float" office:value="299.511731582" calcext:value-type="float">
            <text:p>299,511731582</text:p>
          </table:table-cell>
          <table:table-cell office:value-type="float" office:value="294.874672343" calcext:value-type="float">
            <text:p>294,874672343</text:p>
          </table:table-cell>
          <table:table-cell office:value-type="float" office:value="298.894470994" calcext:value-type="float">
            <text:p>298,894470994</text:p>
          </table:table-cell>
          <table:table-cell office:value-type="float" office:value="298.561546414" calcext:value-type="float">
            <text:p>298,561546414</text:p>
          </table:table-cell>
          <table:table-cell/>
          <table:table-cell table:formula="of:=TRIMMEAN([.B3:.K3];0.2)" office:value-type="float" office:value="298.081721676" calcext:value-type="float">
            <text:p>298,08172167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5.836425855" calcext:value-type="float">
            <text:p>295,836425855</text:p>
          </table:table-cell>
          <table:table-cell office:value-type="float" office:value="297.430664561" calcext:value-type="float">
            <text:p>297,430664561</text:p>
          </table:table-cell>
          <table:table-cell office:value-type="float" office:value="290.168826473" calcext:value-type="float">
            <text:p>290,168826473</text:p>
          </table:table-cell>
          <table:table-cell office:value-type="float" office:value="289.758790288" calcext:value-type="float">
            <text:p>289,758790288</text:p>
          </table:table-cell>
          <table:table-cell office:value-type="float" office:value="293.75883449" calcext:value-type="float">
            <text:p>293,75883449</text:p>
          </table:table-cell>
          <table:table-cell office:value-type="float" office:value="297.016368712" calcext:value-type="float">
            <text:p>297,016368712</text:p>
          </table:table-cell>
          <table:table-cell office:value-type="float" office:value="289.138813693" calcext:value-type="float">
            <text:p>289,138813693</text:p>
          </table:table-cell>
          <table:table-cell office:value-type="float" office:value="292.324590448" calcext:value-type="float">
            <text:p>292,324590448</text:p>
          </table:table-cell>
          <table:table-cell office:value-type="float" office:value="296.539398263" calcext:value-type="float">
            <text:p>296,539398263</text:p>
          </table:table-cell>
          <table:table-cell office:value-type="float" office:value="296.780456632" calcext:value-type="float">
            <text:p>296,780456632</text:p>
          </table:table-cell>
          <table:table-cell/>
          <table:table-cell table:formula="of:=TRIMMEAN([.B4:.K4];0.2)" office:value-type="float" office:value="294.022961395125" calcext:value-type="float">
            <text:p>294,022961395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2.575153387" calcext:value-type="float">
            <text:p>302,575153387</text:p>
          </table:table-cell>
          <table:table-cell office:value-type="float" office:value="301.745557881" calcext:value-type="float">
            <text:p>301,745557881</text:p>
          </table:table-cell>
          <table:table-cell office:value-type="float" office:value="296.114489276" calcext:value-type="float">
            <text:p>296,114489276</text:p>
          </table:table-cell>
          <table:table-cell office:value-type="float" office:value="295.981309553" calcext:value-type="float">
            <text:p>295,981309553</text:p>
          </table:table-cell>
          <table:table-cell office:value-type="float" office:value="300.92151952" calcext:value-type="float">
            <text:p>300,92151952</text:p>
          </table:table-cell>
          <table:table-cell office:value-type="float" office:value="303.559021278" calcext:value-type="float">
            <text:p>303,559021278</text:p>
          </table:table-cell>
          <table:table-cell office:value-type="float" office:value="294.476758662" calcext:value-type="float">
            <text:p>294,476758662</text:p>
          </table:table-cell>
          <table:table-cell office:value-type="float" office:value="299.81825676" calcext:value-type="float">
            <text:p>299,81825676</text:p>
          </table:table-cell>
          <table:table-cell office:value-type="float" office:value="305.460554457" calcext:value-type="float">
            <text:p>305,460554457</text:p>
          </table:table-cell>
          <table:table-cell office:value-type="float" office:value="301.016344491" calcext:value-type="float">
            <text:p>301,016344491</text:p>
          </table:table-cell>
          <table:table-cell/>
          <table:table-cell table:formula="of:=TRIMMEAN([.B5:.K5];0.2)" office:value-type="float" office:value="300.21645651825" calcext:value-type="float">
            <text:p>300,216456518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307.301441806" calcext:value-type="float">
            <text:p>307,301441806</text:p>
          </table:table-cell>
          <table:table-cell office:value-type="float" office:value="303.065250395" calcext:value-type="float">
            <text:p>303,065250395</text:p>
          </table:table-cell>
          <table:table-cell office:value-type="float" office:value="297.177119288" calcext:value-type="float">
            <text:p>297,177119288</text:p>
          </table:table-cell>
          <table:table-cell office:value-type="float" office:value="297.180914996" calcext:value-type="float">
            <text:p>297,180914996</text:p>
          </table:table-cell>
          <table:table-cell office:value-type="float" office:value="303.271074797" calcext:value-type="float">
            <text:p>303,271074797</text:p>
          </table:table-cell>
          <table:table-cell office:value-type="float" office:value="303.744606229" calcext:value-type="float">
            <text:p>303,744606229</text:p>
          </table:table-cell>
          <table:table-cell office:value-type="float" office:value="296.153844426" calcext:value-type="float">
            <text:p>296,153844426</text:p>
          </table:table-cell>
          <table:table-cell office:value-type="float" office:value="297.195551442" calcext:value-type="float">
            <text:p>297,195551442</text:p>
          </table:table-cell>
          <table:table-cell office:value-type="float" office:value="304.958321105" calcext:value-type="float">
            <text:p>304,958321105</text:p>
          </table:table-cell>
          <table:table-cell office:value-type="float" office:value="304.538862168" calcext:value-type="float">
            <text:p>304,538862168</text:p>
          </table:table-cell>
          <table:table-cell/>
          <table:table-cell table:formula="of:=TRIMMEAN([.B6:.K6];0.2)" office:value-type="float" office:value="301.3914625525" calcext:value-type="float">
            <text:p>301,391462552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8.259396555" calcext:value-type="float">
            <text:p>298,259396555</text:p>
          </table:table-cell>
          <table:table-cell office:value-type="float" office:value="299.275913074" calcext:value-type="float">
            <text:p>299,275913074</text:p>
          </table:table-cell>
          <table:table-cell office:value-type="float" office:value="291.285476536" calcext:value-type="float">
            <text:p>291,285476536</text:p>
          </table:table-cell>
          <table:table-cell office:value-type="float" office:value="291.160268366" calcext:value-type="float">
            <text:p>291,160268366</text:p>
          </table:table-cell>
          <table:table-cell office:value-type="float" office:value="291.243171273" calcext:value-type="float">
            <text:p>291,243171273</text:p>
          </table:table-cell>
          <table:table-cell office:value-type="float" office:value="295.435523735" calcext:value-type="float">
            <text:p>295,435523735</text:p>
          </table:table-cell>
          <table:table-cell office:value-type="float" office:value="288.337962265" calcext:value-type="float">
            <text:p>288,337962265</text:p>
          </table:table-cell>
          <table:table-cell office:value-type="float" office:value="289.083823633" calcext:value-type="float">
            <text:p>289,083823633</text:p>
          </table:table-cell>
          <table:table-cell office:value-type="float" office:value="293.246138813" calcext:value-type="float">
            <text:p>293,246138813</text:p>
          </table:table-cell>
          <table:table-cell office:value-type="float" office:value="292.974331784" calcext:value-type="float">
            <text:p>292,974331784</text:p>
          </table:table-cell>
          <table:table-cell/>
          <table:table-cell table:formula="of:=TRIMMEAN([.B7:.K7];0.2)" office:value-type="float" office:value="292.836016336875" calcext:value-type="float">
            <text:p>292,836016336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315.431180652" calcext:value-type="float">
            <text:p>315,431180652</text:p>
          </table:table-cell>
          <table:table-cell office:value-type="float" office:value="321.81057629" calcext:value-type="float">
            <text:p>321,81057629</text:p>
          </table:table-cell>
          <table:table-cell office:value-type="float" office:value="306.350753741" calcext:value-type="float">
            <text:p>306,350753741</text:p>
          </table:table-cell>
          <table:table-cell office:value-type="float" office:value="306.624876755" calcext:value-type="float">
            <text:p>306,624876755</text:p>
          </table:table-cell>
          <table:table-cell office:value-type="float" office:value="312.279477895" calcext:value-type="float">
            <text:p>312,279477895</text:p>
          </table:table-cell>
          <table:table-cell office:value-type="float" office:value="316.090275584" calcext:value-type="float">
            <text:p>316,090275584</text:p>
          </table:table-cell>
          <table:table-cell office:value-type="float" office:value="305.707081775" calcext:value-type="float">
            <text:p>305,707081775</text:p>
          </table:table-cell>
          <table:table-cell office:value-type="float" office:value="307.627456552" calcext:value-type="float">
            <text:p>307,627456552</text:p>
          </table:table-cell>
          <table:table-cell office:value-type="float" office:value="315.63339378" calcext:value-type="float">
            <text:p>315,63339378</text:p>
          </table:table-cell>
          <table:table-cell office:value-type="float" office:value="315.389691426" calcext:value-type="float">
            <text:p>315,389691426</text:p>
          </table:table-cell>
          <table:table-cell/>
          <table:table-cell table:formula="of:=TRIMMEAN([.B8:.K8];0.2)" office:value-type="float" office:value="311.928388298125" calcext:value-type="float">
            <text:p>311,928388298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300.045421011" calcext:value-type="float">
            <text:p>300,045421011</text:p>
          </table:table-cell>
          <table:table-cell office:value-type="float" office:value="308.307346168" calcext:value-type="float">
            <text:p>308,307346168</text:p>
          </table:table-cell>
          <table:table-cell office:value-type="float" office:value="295.24780624" calcext:value-type="float">
            <text:p>295,24780624</text:p>
          </table:table-cell>
          <table:table-cell office:value-type="float" office:value="302.312149392" calcext:value-type="float">
            <text:p>302,312149392</text:p>
          </table:table-cell>
          <table:table-cell office:value-type="float" office:value="302.540328927" calcext:value-type="float">
            <text:p>302,540328927</text:p>
          </table:table-cell>
          <table:table-cell office:value-type="float" office:value="303.825105091" calcext:value-type="float">
            <text:p>303,825105091</text:p>
          </table:table-cell>
          <table:table-cell office:value-type="float" office:value="298.775046094" calcext:value-type="float">
            <text:p>298,775046094</text:p>
          </table:table-cell>
          <table:table-cell office:value-type="float" office:value="301.932710083" calcext:value-type="float">
            <text:p>301,932710083</text:p>
          </table:table-cell>
          <table:table-cell office:value-type="float" office:value="313.773930121" calcext:value-type="float">
            <text:p>313,773930121</text:p>
          </table:table-cell>
          <table:table-cell office:value-type="float" office:value="303.229635273" calcext:value-type="float">
            <text:p>303,229635273</text:p>
          </table:table-cell>
          <table:table-cell/>
          <table:table-cell table:formula="of:=TRIMMEAN([.B9:.K9];0.2)" office:value-type="float" office:value="302.620967754875" calcext:value-type="float">
            <text:p>302,6209677549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96.537881831" calcext:value-type="float">
            <text:p>296,537881831</text:p>
          </table:table-cell>
          <table:table-cell office:value-type="float" office:value="293.404590663" calcext:value-type="float">
            <text:p>293,404590663</text:p>
          </table:table-cell>
          <table:table-cell office:value-type="float" office:value="288.946998007" calcext:value-type="float">
            <text:p>288,946998007</text:p>
          </table:table-cell>
          <table:table-cell office:value-type="float" office:value="291.996412472" calcext:value-type="float">
            <text:p>291,996412472</text:p>
          </table:table-cell>
          <table:table-cell office:value-type="float" office:value="292.61981844" calcext:value-type="float">
            <text:p>292,61981844</text:p>
          </table:table-cell>
          <table:table-cell office:value-type="float" office:value="292.288362784" calcext:value-type="float">
            <text:p>292,288362784</text:p>
          </table:table-cell>
          <table:table-cell office:value-type="float" office:value="288.642910059" calcext:value-type="float">
            <text:p>288,642910059</text:p>
          </table:table-cell>
          <table:table-cell office:value-type="float" office:value="289.094719775" calcext:value-type="float">
            <text:p>289,094719775</text:p>
          </table:table-cell>
          <table:table-cell office:value-type="float" office:value="293.872908131" calcext:value-type="float">
            <text:p>293,872908131</text:p>
          </table:table-cell>
          <table:table-cell office:value-type="float" office:value="295.120375364" calcext:value-type="float">
            <text:p>295,120375364</text:p>
          </table:table-cell>
          <table:table-cell/>
          <table:table-cell table:formula="of:=TRIMMEAN([.B10:.K10];0.2)" office:value-type="float" office:value="292.1680232045" calcext:value-type="float">
            <text:p>292,168023204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2.334916041" calcext:value-type="float">
            <text:p>292,334916041</text:p>
          </table:table-cell>
          <table:table-cell office:value-type="float" office:value="292.621790098" calcext:value-type="float">
            <text:p>292,621790098</text:p>
          </table:table-cell>
          <table:table-cell office:value-type="float" office:value="288.875485553" calcext:value-type="float">
            <text:p>288,875485553</text:p>
          </table:table-cell>
          <table:table-cell office:value-type="float" office:value="285.747413931" calcext:value-type="float">
            <text:p>285,747413931</text:p>
          </table:table-cell>
          <table:table-cell office:value-type="float" office:value="288.081610996" calcext:value-type="float">
            <text:p>288,081610996</text:p>
          </table:table-cell>
          <table:table-cell office:value-type="float" office:value="293.397481859" calcext:value-type="float">
            <text:p>293,397481859</text:p>
          </table:table-cell>
          <table:table-cell office:value-type="float" office:value="285.58007068" calcext:value-type="float">
            <text:p>285,58007068</text:p>
          </table:table-cell>
          <table:table-cell office:value-type="float" office:value="286.162005623" calcext:value-type="float">
            <text:p>286,162005623</text:p>
          </table:table-cell>
          <table:table-cell office:value-type="float" office:value="288.943554352" calcext:value-type="float">
            <text:p>288,943554352</text:p>
          </table:table-cell>
          <table:table-cell office:value-type="float" office:value="290.560916046" calcext:value-type="float">
            <text:p>290,560916046</text:p>
          </table:table-cell>
          <table:table-cell/>
          <table:table-cell table:formula="of:=TRIMMEAN([.B11:.K11];0.2)" office:value-type="float" office:value="289.16596158" calcext:value-type="float">
            <text:p>289,1659615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0.74759564" calcext:value-type="float">
            <text:p>290,74759564</text:p>
          </table:table-cell>
          <table:table-cell office:value-type="float" office:value="304.463239803" calcext:value-type="float">
            <text:p>304,463239803</text:p>
          </table:table-cell>
          <table:table-cell office:value-type="float" office:value="286.259517361" calcext:value-type="float">
            <text:p>286,259517361</text:p>
          </table:table-cell>
          <table:table-cell office:value-type="float" office:value="292.846114963" calcext:value-type="float">
            <text:p>292,846114963</text:p>
          </table:table-cell>
          <table:table-cell office:value-type="float" office:value="292.618080816" calcext:value-type="float">
            <text:p>292,618080816</text:p>
          </table:table-cell>
          <table:table-cell office:value-type="float" office:value="306.129955482" calcext:value-type="float">
            <text:p>306,129955482</text:p>
          </table:table-cell>
          <table:table-cell office:value-type="float" office:value="287.719965759" calcext:value-type="float">
            <text:p>287,719965759</text:p>
          </table:table-cell>
          <table:table-cell office:value-type="float" office:value="290.31671841" calcext:value-type="float">
            <text:p>290,31671841</text:p>
          </table:table-cell>
          <table:table-cell office:value-type="float" office:value="293.379840651" calcext:value-type="float">
            <text:p>293,379840651</text:p>
          </table:table-cell>
          <table:table-cell office:value-type="float" office:value="298.486434905" calcext:value-type="float">
            <text:p>298,486434905</text:p>
          </table:table-cell>
          <table:table-cell/>
          <table:table-cell table:formula="of:=TRIMMEAN([.B12:.K12];0.2)" office:value-type="float" office:value="293.822248868375" calcext:value-type="float">
            <text:p>293,822248868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93.690436962" calcext:value-type="float">
            <text:p>293,690436962</text:p>
          </table:table-cell>
          <table:table-cell office:value-type="float" office:value="293.303937776" calcext:value-type="float">
            <text:p>293,303937776</text:p>
          </table:table-cell>
          <table:table-cell office:value-type="float" office:value="293.865516086" calcext:value-type="float">
            <text:p>293,865516086</text:p>
          </table:table-cell>
          <table:table-cell office:value-type="float" office:value="287.730942193" calcext:value-type="float">
            <text:p>287,730942193</text:p>
          </table:table-cell>
          <table:table-cell office:value-type="float" office:value="293.537396883" calcext:value-type="float">
            <text:p>293,537396883</text:p>
          </table:table-cell>
          <table:table-cell office:value-type="float" office:value="292.502181732" calcext:value-type="float">
            <text:p>292,502181732</text:p>
          </table:table-cell>
          <table:table-cell office:value-type="float" office:value="291.860757447" calcext:value-type="float">
            <text:p>291,860757447</text:p>
          </table:table-cell>
          <table:table-cell office:value-type="float" office:value="291.554287254" calcext:value-type="float">
            <text:p>291,554287254</text:p>
          </table:table-cell>
          <table:table-cell office:value-type="float" office:value="288.756582182" calcext:value-type="float">
            <text:p>288,756582182</text:p>
          </table:table-cell>
          <table:table-cell office:value-type="float" office:value="291.913556868" calcext:value-type="float">
            <text:p>291,913556868</text:p>
          </table:table-cell>
          <table:table-cell/>
          <table:table-cell table:formula="of:=TRIMMEAN([.B13:.K13];0.2)" office:value-type="float" office:value="292.139892138" calcext:value-type="float">
            <text:p>292,13989213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311.210783484" calcext:value-type="float">
            <text:p>311,210783484</text:p>
          </table:table-cell>
          <table:table-cell office:value-type="float" office:value="315.817525098" calcext:value-type="float">
            <text:p>315,817525098</text:p>
          </table:table-cell>
          <table:table-cell office:value-type="float" office:value="313.70396038" calcext:value-type="float">
            <text:p>313,70396038</text:p>
          </table:table-cell>
          <table:table-cell office:value-type="float" office:value="304.774927992" calcext:value-type="float">
            <text:p>304,774927992</text:p>
          </table:table-cell>
          <table:table-cell office:value-type="float" office:value="307.334891569" calcext:value-type="float">
            <text:p>307,334891569</text:p>
          </table:table-cell>
          <table:table-cell office:value-type="float" office:value="316.568604635" calcext:value-type="float">
            <text:p>316,568604635</text:p>
          </table:table-cell>
          <table:table-cell office:value-type="float" office:value="304.118583868" calcext:value-type="float">
            <text:p>304,118583868</text:p>
          </table:table-cell>
          <table:table-cell office:value-type="float" office:value="308.509720845" calcext:value-type="float">
            <text:p>308,509720845</text:p>
          </table:table-cell>
          <table:table-cell office:value-type="float" office:value="312.537883181" calcext:value-type="float">
            <text:p>312,537883181</text:p>
          </table:table-cell>
          <table:table-cell office:value-type="float" office:value="317.597905833" calcext:value-type="float">
            <text:p>317,597905833</text:p>
          </table:table-cell>
          <table:table-cell/>
          <table:table-cell table:formula="of:=TRIMMEAN([.B14:.K14];0.2)" office:value-type="float" office:value="311.307287148" calcext:value-type="float">
            <text:p>311,307287148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93.392529928" calcext:value-type="float">
            <text:p>293,392529928</text:p>
          </table:table-cell>
          <table:table-cell office:value-type="float" office:value="293.802305231" calcext:value-type="float">
            <text:p>293,802305231</text:p>
          </table:table-cell>
          <table:table-cell office:value-type="float" office:value="292.73544533" calcext:value-type="float">
            <text:p>292,73544533</text:p>
          </table:table-cell>
          <table:table-cell office:value-type="float" office:value="288.497854147" calcext:value-type="float">
            <text:p>288,497854147</text:p>
          </table:table-cell>
          <table:table-cell office:value-type="float" office:value="292.873712266" calcext:value-type="float">
            <text:p>292,873712266</text:p>
          </table:table-cell>
          <table:table-cell office:value-type="float" office:value="296.425414574" calcext:value-type="float">
            <text:p>296,425414574</text:p>
          </table:table-cell>
          <table:table-cell office:value-type="float" office:value="286.299932155" calcext:value-type="float">
            <text:p>286,299932155</text:p>
          </table:table-cell>
          <table:table-cell office:value-type="float" office:value="290.130880342" calcext:value-type="float">
            <text:p>290,130880342</text:p>
          </table:table-cell>
          <table:table-cell office:value-type="float" office:value="290.545664019" calcext:value-type="float">
            <text:p>290,545664019</text:p>
          </table:table-cell>
          <table:table-cell office:value-type="float" office:value="297.261378539" calcext:value-type="float">
            <text:p>297,261378539</text:p>
          </table:table-cell>
          <table:table-cell/>
          <table:table-cell table:formula="of:=TRIMMEAN([.B15:.K15];0.2)" office:value-type="float" office:value="292.300475729625" calcext:value-type="float">
            <text:p>292,3004757296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94.846157726" calcext:value-type="float">
            <text:p>294,846157726</text:p>
          </table:table-cell>
          <table:table-cell office:value-type="float" office:value="295.063152678" calcext:value-type="float">
            <text:p>295,063152678</text:p>
          </table:table-cell>
          <table:table-cell office:value-type="float" office:value="291.116480776" calcext:value-type="float">
            <text:p>291,116480776</text:p>
          </table:table-cell>
          <table:table-cell office:value-type="float" office:value="290.181185021" calcext:value-type="float">
            <text:p>290,181185021</text:p>
          </table:table-cell>
          <table:table-cell office:value-type="float" office:value="299.09391689" calcext:value-type="float">
            <text:p>299,09391689</text:p>
          </table:table-cell>
          <table:table-cell office:value-type="float" office:value="307.955804197" calcext:value-type="float">
            <text:p>307,955804197</text:p>
          </table:table-cell>
          <table:table-cell office:value-type="float" office:value="289.494169082" calcext:value-type="float">
            <text:p>289,494169082</text:p>
          </table:table-cell>
          <table:table-cell office:value-type="float" office:value="292.726174322" calcext:value-type="float">
            <text:p>292,726174322</text:p>
          </table:table-cell>
          <table:table-cell office:value-type="float" office:value="295.794522711" calcext:value-type="float">
            <text:p>295,794522711</text:p>
          </table:table-cell>
          <table:table-cell office:value-type="float" office:value="301.179214229" calcext:value-type="float">
            <text:p>301,179214229</text:p>
          </table:table-cell>
          <table:table-cell/>
          <table:table-cell table:formula="of:=TRIMMEAN([.B16:.K16];0.2)" office:value-type="float" office:value="295.000100544125" calcext:value-type="float">
            <text:p>295,0001005441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99.891357801" calcext:value-type="float">
            <text:p>299,891357801</text:p>
          </table:table-cell>
          <table:table-cell office:value-type="float" office:value="302.101943466" calcext:value-type="float">
            <text:p>302,101943466</text:p>
          </table:table-cell>
          <table:table-cell office:value-type="float" office:value="303.163253993" calcext:value-type="float">
            <text:p>303,163253993</text:p>
          </table:table-cell>
          <table:table-cell office:value-type="float" office:value="297.478985496" calcext:value-type="float">
            <text:p>297,478985496</text:p>
          </table:table-cell>
          <table:table-cell office:value-type="float" office:value="300.862214566" calcext:value-type="float">
            <text:p>300,862214566</text:p>
          </table:table-cell>
          <table:table-cell office:value-type="float" office:value="304.084985934" calcext:value-type="float">
            <text:p>304,084985934</text:p>
          </table:table-cell>
          <table:table-cell office:value-type="float" office:value="294.308192225" calcext:value-type="float">
            <text:p>294,308192225</text:p>
          </table:table-cell>
          <table:table-cell office:value-type="float" office:value="300.892813243" calcext:value-type="float">
            <text:p>300,892813243</text:p>
          </table:table-cell>
          <table:table-cell office:value-type="float" office:value="299.419584707" calcext:value-type="float">
            <text:p>299,419584707</text:p>
          </table:table-cell>
          <table:table-cell office:value-type="float" office:value="306.716915776" calcext:value-type="float">
            <text:p>306,716915776</text:p>
          </table:table-cell>
          <table:table-cell/>
          <table:table-cell table:formula="of:=TRIMMEAN([.B17:.K17];0.2)" office:value-type="float" office:value="300.98689240075" calcext:value-type="float">
            <text:p>300,9868924008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00.302204301" calcext:value-type="float">
            <text:p>300,302204301</text:p>
          </table:table-cell>
          <table:table-cell office:value-type="float" office:value="302.236224804" calcext:value-type="float">
            <text:p>302,236224804</text:p>
          </table:table-cell>
          <table:table-cell office:value-type="float" office:value="295.818712142" calcext:value-type="float">
            <text:p>295,818712142</text:p>
          </table:table-cell>
          <table:table-cell office:value-type="float" office:value="292.218287655" calcext:value-type="float">
            <text:p>292,218287655</text:p>
          </table:table-cell>
          <table:table-cell office:value-type="float" office:value="295.768387515" calcext:value-type="float">
            <text:p>295,768387515</text:p>
          </table:table-cell>
          <table:table-cell office:value-type="float" office:value="303.546360715" calcext:value-type="float">
            <text:p>303,546360715</text:p>
          </table:table-cell>
          <table:table-cell office:value-type="float" office:value="293.716363573" calcext:value-type="float">
            <text:p>293,716363573</text:p>
          </table:table-cell>
          <table:table-cell office:value-type="float" office:value="296.76320838" calcext:value-type="float">
            <text:p>296,76320838</text:p>
          </table:table-cell>
          <table:table-cell office:value-type="float" office:value="295.211142114" calcext:value-type="float">
            <text:p>295,211142114</text:p>
          </table:table-cell>
          <table:table-cell office:value-type="float" office:value="300.023384535" calcext:value-type="float">
            <text:p>300,023384535</text:p>
          </table:table-cell>
          <table:table-cell/>
          <table:table-cell table:formula="of:=TRIMMEAN([.B18:.K18];0.2)" office:value-type="float" office:value="297.4799534205" calcext:value-type="float">
            <text:p>297,479953420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99.422905629" calcext:value-type="float">
            <text:p>299,422905629</text:p>
          </table:table-cell>
          <table:table-cell office:value-type="float" office:value="306.224597645" calcext:value-type="float">
            <text:p>306,224597645</text:p>
          </table:table-cell>
          <table:table-cell office:value-type="float" office:value="304.0901333" calcext:value-type="float">
            <text:p>304,0901333</text:p>
          </table:table-cell>
          <table:table-cell office:value-type="float" office:value="296.491688132" calcext:value-type="float">
            <text:p>296,491688132</text:p>
          </table:table-cell>
          <table:table-cell office:value-type="float" office:value="300.232338602" calcext:value-type="float">
            <text:p>300,232338602</text:p>
          </table:table-cell>
          <table:table-cell office:value-type="float" office:value="305.546859487" calcext:value-type="float">
            <text:p>305,546859487</text:p>
          </table:table-cell>
          <table:table-cell office:value-type="float" office:value="298.107732021" calcext:value-type="float">
            <text:p>298,107732021</text:p>
          </table:table-cell>
          <table:table-cell office:value-type="float" office:value="300.205951788" calcext:value-type="float">
            <text:p>300,205951788</text:p>
          </table:table-cell>
          <table:table-cell office:value-type="float" office:value="300.543756477" calcext:value-type="float">
            <text:p>300,543756477</text:p>
          </table:table-cell>
          <table:table-cell office:value-type="float" office:value="305.215361094" calcext:value-type="float">
            <text:p>305,215361094</text:p>
          </table:table-cell>
          <table:table-cell/>
          <table:table-cell table:formula="of:=TRIMMEAN([.B19:.K19];0.2)" office:value-type="float" office:value="301.67062979975" calcext:value-type="float">
            <text:p>301,6706297998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308.633522547" calcext:value-type="float">
            <text:p>308,633522547</text:p>
          </table:table-cell>
          <table:table-cell office:value-type="float" office:value="316.471638556" calcext:value-type="float">
            <text:p>316,471638556</text:p>
          </table:table-cell>
          <table:table-cell office:value-type="float" office:value="306.612182419" calcext:value-type="float">
            <text:p>306,612182419</text:p>
          </table:table-cell>
          <table:table-cell office:value-type="float" office:value="311.394205921" calcext:value-type="float">
            <text:p>311,394205921</text:p>
          </table:table-cell>
          <table:table-cell office:value-type="float" office:value="319.701609884" calcext:value-type="float">
            <text:p>319,701609884</text:p>
          </table:table-cell>
          <table:table-cell office:value-type="float" office:value="327.261976082" calcext:value-type="float">
            <text:p>327,261976082</text:p>
          </table:table-cell>
          <table:table-cell office:value-type="float" office:value="309.306694528" calcext:value-type="float">
            <text:p>309,306694528</text:p>
          </table:table-cell>
          <table:table-cell office:value-type="float" office:value="311.507110913" calcext:value-type="float">
            <text:p>311,507110913</text:p>
          </table:table-cell>
          <table:table-cell office:value-type="float" office:value="314.678047174" calcext:value-type="float">
            <text:p>314,678047174</text:p>
          </table:table-cell>
          <table:table-cell office:value-type="float" office:value="316.989423887" calcext:value-type="float">
            <text:p>316,989423887</text:p>
          </table:table-cell>
          <table:table-cell/>
          <table:table-cell table:formula="of:=TRIMMEAN([.B20:.K20];0.2)" office:value-type="float" office:value="313.58528167625" calcext:value-type="float">
            <text:p>313,5852816763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8.84796823" calcext:value-type="float">
            <text:p>298,84796823</text:p>
          </table:table-cell>
          <table:table-cell office:value-type="float" office:value="311.685564046" calcext:value-type="float">
            <text:p>311,685564046</text:p>
          </table:table-cell>
          <table:table-cell office:value-type="float" office:value="296.109370984" calcext:value-type="float">
            <text:p>296,109370984</text:p>
          </table:table-cell>
          <table:table-cell office:value-type="float" office:value="297.239552864" calcext:value-type="float">
            <text:p>297,239552864</text:p>
          </table:table-cell>
          <table:table-cell office:value-type="float" office:value="301.861570207" calcext:value-type="float">
            <text:p>301,861570207</text:p>
          </table:table-cell>
          <table:table-cell office:value-type="float" office:value="315.006139888" calcext:value-type="float">
            <text:p>315,006139888</text:p>
          </table:table-cell>
          <table:table-cell office:value-type="float" office:value="295.669656111" calcext:value-type="float">
            <text:p>295,669656111</text:p>
          </table:table-cell>
          <table:table-cell office:value-type="float" office:value="300.269133055" calcext:value-type="float">
            <text:p>300,269133055</text:p>
          </table:table-cell>
          <table:table-cell office:value-type="float" office:value="305.979673526" calcext:value-type="float">
            <text:p>305,979673526</text:p>
          </table:table-cell>
          <table:table-cell office:value-type="float" office:value="303.945756567" calcext:value-type="float">
            <text:p>303,945756567</text:p>
          </table:table-cell>
          <table:table-cell/>
          <table:table-cell table:formula="of:=TRIMMEAN([.B21:.K21];0.2)" office:value-type="float" office:value="301.992323684875" calcext:value-type="float">
            <text:p>301,992323684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4.491668691" calcext:value-type="float">
            <text:p>294,491668691</text:p>
          </table:table-cell>
          <table:table-cell office:value-type="float" office:value="290.963467856" calcext:value-type="float">
            <text:p>290,963467856</text:p>
          </table:table-cell>
          <table:table-cell office:value-type="float" office:value="293.782529009" calcext:value-type="float">
            <text:p>293,782529009</text:p>
          </table:table-cell>
          <table:table-cell office:value-type="float" office:value="295.038409734" calcext:value-type="float">
            <text:p>295,038409734</text:p>
          </table:table-cell>
          <table:table-cell office:value-type="float" office:value="300.942761002" calcext:value-type="float">
            <text:p>300,942761002</text:p>
          </table:table-cell>
          <table:table-cell office:value-type="float" office:value="301.67435031" calcext:value-type="float">
            <text:p>301,67435031</text:p>
          </table:table-cell>
          <table:table-cell office:value-type="float" office:value="294.162904461" calcext:value-type="float">
            <text:p>294,162904461</text:p>
          </table:table-cell>
          <table:table-cell office:value-type="float" office:value="291.393324647" calcext:value-type="float">
            <text:p>291,393324647</text:p>
          </table:table-cell>
          <table:table-cell office:value-type="float" office:value="295.76246364" calcext:value-type="float">
            <text:p>295,76246364</text:p>
          </table:table-cell>
          <table:table-cell office:value-type="float" office:value="291.635218056" calcext:value-type="float">
            <text:p>291,635218056</text:p>
          </table:table-cell>
          <table:table-cell/>
          <table:table-cell table:formula="of:=TRIMMEAN([.B22:.K22];0.2)" office:value-type="float" office:value="294.651159905" calcext:value-type="float">
            <text:p>294,651159905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2.585217391" calcext:value-type="float">
            <text:p>292,585217391</text:p>
          </table:table-cell>
          <table:table-cell office:value-type="float" office:value="283.878197481" calcext:value-type="float">
            <text:p>283,878197481</text:p>
          </table:table-cell>
          <table:table-cell office:value-type="float" office:value="292.991627344" calcext:value-type="float">
            <text:p>292,991627344</text:p>
          </table:table-cell>
          <table:table-cell office:value-type="float" office:value="286.596702398" calcext:value-type="float">
            <text:p>286,596702398</text:p>
          </table:table-cell>
          <table:table-cell office:value-type="float" office:value="289.937564099" calcext:value-type="float">
            <text:p>289,937564099</text:p>
          </table:table-cell>
          <table:table-cell office:value-type="float" office:value="286.874418715" calcext:value-type="float">
            <text:p>286,874418715</text:p>
          </table:table-cell>
          <table:table-cell office:value-type="float" office:value="284.621196914" calcext:value-type="float">
            <text:p>284,621196914</text:p>
          </table:table-cell>
          <table:table-cell office:value-type="float" office:value="289.030376333" calcext:value-type="float">
            <text:p>289,030376333</text:p>
          </table:table-cell>
          <table:table-cell office:value-type="float" office:value="291.410311414" calcext:value-type="float">
            <text:p>291,410311414</text:p>
          </table:table-cell>
          <table:table-cell office:value-type="float" office:value="291.346370365" calcext:value-type="float">
            <text:p>291,346370365</text:p>
          </table:table-cell>
          <table:table-cell/>
          <table:table-cell table:formula="of:=TRIMMEAN([.B23:.K23];0.2)" office:value-type="float" office:value="289.050269703625" calcext:value-type="float">
            <text:p>289,0502697036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0.00627876" calcext:value-type="float">
            <text:p>290,00627876</text:p>
          </table:table-cell>
          <table:table-cell office:value-type="float" office:value="297.4714431" calcext:value-type="float">
            <text:p>297,4714431</text:p>
          </table:table-cell>
          <table:table-cell office:value-type="float" office:value="290.38731133" calcext:value-type="float">
            <text:p>290,38731133</text:p>
          </table:table-cell>
          <table:table-cell office:value-type="float" office:value="290.350522313" calcext:value-type="float">
            <text:p>290,350522313</text:p>
          </table:table-cell>
          <table:table-cell office:value-type="float" office:value="295.552450684" calcext:value-type="float">
            <text:p>295,552450684</text:p>
          </table:table-cell>
          <table:table-cell office:value-type="float" office:value="303.740832025" calcext:value-type="float">
            <text:p>303,740832025</text:p>
          </table:table-cell>
          <table:table-cell office:value-type="float" office:value="288.890499444" calcext:value-type="float">
            <text:p>288,890499444</text:p>
          </table:table-cell>
          <table:table-cell office:value-type="float" office:value="295.04883247" calcext:value-type="float">
            <text:p>295,04883247</text:p>
          </table:table-cell>
          <table:table-cell office:value-type="float" office:value="293.328893697" calcext:value-type="float">
            <text:p>293,328893697</text:p>
          </table:table-cell>
          <table:table-cell office:value-type="float" office:value="291.340701817" calcext:value-type="float">
            <text:p>291,340701817</text:p>
          </table:table-cell>
          <table:table-cell/>
          <table:table-cell table:formula="of:=TRIMMEAN([.B24:.K24];0.2)" office:value-type="float" office:value="292.935804271375" calcext:value-type="float">
            <text:p>292,9358042714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99.869085406" calcext:value-type="float">
            <text:p>299,869085406</text:p>
          </table:table-cell>
          <table:table-cell office:value-type="float" office:value="303.91638327" calcext:value-type="float">
            <text:p>303,91638327</text:p>
          </table:table-cell>
          <table:table-cell office:value-type="float" office:value="295.589862121" calcext:value-type="float">
            <text:p>295,589862121</text:p>
          </table:table-cell>
          <table:table-cell office:value-type="float" office:value="298.410513884" calcext:value-type="float">
            <text:p>298,410513884</text:p>
          </table:table-cell>
          <table:table-cell office:value-type="float" office:value="302.396421123" calcext:value-type="float">
            <text:p>302,396421123</text:p>
          </table:table-cell>
          <table:table-cell office:value-type="float" office:value="302.462536181" calcext:value-type="float">
            <text:p>302,462536181</text:p>
          </table:table-cell>
          <table:table-cell office:value-type="float" office:value="297.777777733" calcext:value-type="float">
            <text:p>297,777777733</text:p>
          </table:table-cell>
          <table:table-cell office:value-type="float" office:value="302.539204428" calcext:value-type="float">
            <text:p>302,539204428</text:p>
          </table:table-cell>
          <table:table-cell office:value-type="float" office:value="299.772983617" calcext:value-type="float">
            <text:p>299,772983617</text:p>
          </table:table-cell>
          <table:table-cell office:value-type="float" office:value="295.584653635" calcext:value-type="float">
            <text:p>295,584653635</text:p>
          </table:table-cell>
          <table:table-cell/>
          <table:table-cell table:formula="of:=TRIMMEAN([.B25:.K25];0.2)" office:value-type="float" office:value="299.852298061625" calcext:value-type="float">
            <text:p>299,85229806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7157.47864262588" calcext:value-type="float">
            <text:p>7157,4786426259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5.05608515" calcext:value-type="float">
            <text:p>275,05608515</text:p>
          </table:table-cell>
          <table:table-cell office:value-type="float" office:value="273.057455242" calcext:value-type="float">
            <text:p>273,057455242</text:p>
          </table:table-cell>
          <table:table-cell office:value-type="float" office:value="275.419791625" calcext:value-type="float">
            <text:p>275,419791625</text:p>
          </table:table-cell>
          <table:table-cell office:value-type="float" office:value="273.13155537" calcext:value-type="float">
            <text:p>273,13155537</text:p>
          </table:table-cell>
          <table:table-cell office:value-type="float" office:value="275.801835192" calcext:value-type="float">
            <text:p>275,801835192</text:p>
          </table:table-cell>
          <table:table-cell office:value-type="float" office:value="275.602457872" calcext:value-type="float">
            <text:p>275,602457872</text:p>
          </table:table-cell>
          <table:table-cell office:value-type="float" office:value="270.181379577" calcext:value-type="float">
            <text:p>270,181379577</text:p>
          </table:table-cell>
          <table:table-cell office:value-type="float" office:value="269.615921126" calcext:value-type="float">
            <text:p>269,615921126</text:p>
          </table:table-cell>
          <table:table-cell office:value-type="float" office:value="270.681039714" calcext:value-type="float">
            <text:p>270,681039714</text:p>
          </table:table-cell>
          <table:table-cell office:value-type="float" office:value="276.905175556" calcext:value-type="float">
            <text:p>276,905175556</text:p>
          </table:table-cell>
          <table:table-cell/>
          <table:table-cell table:formula="of:=TRIMMEAN([.B2:.K2];0.2)" office:value-type="float" office:value="273.61644996775" calcext:value-type="float">
            <text:p>273,61644996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3.849292602" calcext:value-type="float">
            <text:p>263,849292602</text:p>
          </table:table-cell>
          <table:table-cell office:value-type="float" office:value="269.908900429" calcext:value-type="float">
            <text:p>269,908900429</text:p>
          </table:table-cell>
          <table:table-cell office:value-type="float" office:value="264.586563789" calcext:value-type="float">
            <text:p>264,586563789</text:p>
          </table:table-cell>
          <table:table-cell office:value-type="float" office:value="271.142552805" calcext:value-type="float">
            <text:p>271,142552805</text:p>
          </table:table-cell>
          <table:table-cell office:value-type="float" office:value="275.637325597" calcext:value-type="float">
            <text:p>275,637325597</text:p>
          </table:table-cell>
          <table:table-cell office:value-type="float" office:value="266.048089652" calcext:value-type="float">
            <text:p>266,048089652</text:p>
          </table:table-cell>
          <table:table-cell office:value-type="float" office:value="265.473269685" calcext:value-type="float">
            <text:p>265,473269685</text:p>
          </table:table-cell>
          <table:table-cell office:value-type="float" office:value="266.443047945" calcext:value-type="float">
            <text:p>266,443047945</text:p>
          </table:table-cell>
          <table:table-cell office:value-type="float" office:value="274.130770046" calcext:value-type="float">
            <text:p>274,130770046</text:p>
          </table:table-cell>
          <table:table-cell office:value-type="float" office:value="265.734857292" calcext:value-type="float">
            <text:p>265,734857292</text:p>
          </table:table-cell>
          <table:table-cell/>
          <table:table-cell table:formula="of:=TRIMMEAN([.B3:.K3];0.2)" office:value-type="float" office:value="267.933506455375" calcext:value-type="float">
            <text:p>267,9335064554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4.239350954" calcext:value-type="float">
            <text:p>264,239350954</text:p>
          </table:table-cell>
          <table:table-cell office:value-type="float" office:value="263.77464076" calcext:value-type="float">
            <text:p>263,77464076</text:p>
          </table:table-cell>
          <table:table-cell office:value-type="float" office:value="266.901728942" calcext:value-type="float">
            <text:p>266,901728942</text:p>
          </table:table-cell>
          <table:table-cell office:value-type="float" office:value="271.282857754" calcext:value-type="float">
            <text:p>271,282857754</text:p>
          </table:table-cell>
          <table:table-cell office:value-type="float" office:value="267.320720949" calcext:value-type="float">
            <text:p>267,320720949</text:p>
          </table:table-cell>
          <table:table-cell office:value-type="float" office:value="265.041980049" calcext:value-type="float">
            <text:p>265,041980049</text:p>
          </table:table-cell>
          <table:table-cell office:value-type="float" office:value="263.32066794" calcext:value-type="float">
            <text:p>263,32066794</text:p>
          </table:table-cell>
          <table:table-cell office:value-type="float" office:value="269.105649298" calcext:value-type="float">
            <text:p>269,105649298</text:p>
          </table:table-cell>
          <table:table-cell office:value-type="float" office:value="264.329200678" calcext:value-type="float">
            <text:p>264,329200678</text:p>
          </table:table-cell>
          <table:table-cell office:value-type="float" office:value="271.205443896" calcext:value-type="float">
            <text:p>271,205443896</text:p>
          </table:table-cell>
          <table:table-cell/>
          <table:table-cell table:formula="of:=TRIMMEAN([.B4:.K4];0.2)" office:value-type="float" office:value="266.48983944075" calcext:value-type="float">
            <text:p>266,4898394408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7.537239775" calcext:value-type="float">
            <text:p>267,537239775</text:p>
          </table:table-cell>
          <table:table-cell office:value-type="float" office:value="269.174269666" calcext:value-type="float">
            <text:p>269,174269666</text:p>
          </table:table-cell>
          <table:table-cell office:value-type="float" office:value="269.898863632" calcext:value-type="float">
            <text:p>269,898863632</text:p>
          </table:table-cell>
          <table:table-cell office:value-type="float" office:value="270.166273201" calcext:value-type="float">
            <text:p>270,166273201</text:p>
          </table:table-cell>
          <table:table-cell office:value-type="float" office:value="269.044987966" calcext:value-type="float">
            <text:p>269,044987966</text:p>
          </table:table-cell>
          <table:table-cell office:value-type="float" office:value="275.654400313" calcext:value-type="float">
            <text:p>275,654400313</text:p>
          </table:table-cell>
          <table:table-cell office:value-type="float" office:value="274.341797503" calcext:value-type="float">
            <text:p>274,341797503</text:p>
          </table:table-cell>
          <table:table-cell office:value-type="float" office:value="266.599203733" calcext:value-type="float">
            <text:p>266,599203733</text:p>
          </table:table-cell>
          <table:table-cell office:value-type="float" office:value="274.638876106" calcext:value-type="float">
            <text:p>274,638876106</text:p>
          </table:table-cell>
          <table:table-cell office:value-type="float" office:value="272.089767381" calcext:value-type="float">
            <text:p>272,089767381</text:p>
          </table:table-cell>
          <table:table-cell/>
          <table:table-cell table:formula="of:=TRIMMEAN([.B5:.K5];0.2)" office:value-type="float" office:value="270.86150940375" calcext:value-type="float">
            <text:p>270,8615094038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2.846071942" calcext:value-type="float">
            <text:p>262,846071942</text:p>
          </table:table-cell>
          <table:table-cell office:value-type="float" office:value="271.495851432" calcext:value-type="float">
            <text:p>271,495851432</text:p>
          </table:table-cell>
          <table:table-cell office:value-type="float" office:value="271.654399274" calcext:value-type="float">
            <text:p>271,654399274</text:p>
          </table:table-cell>
          <table:table-cell office:value-type="float" office:value="271.685270249" calcext:value-type="float">
            <text:p>271,685270249</text:p>
          </table:table-cell>
          <table:table-cell office:value-type="float" office:value="267.889140318" calcext:value-type="float">
            <text:p>267,889140318</text:p>
          </table:table-cell>
          <table:table-cell office:value-type="float" office:value="271.015360195" calcext:value-type="float">
            <text:p>271,015360195</text:p>
          </table:table-cell>
          <table:table-cell office:value-type="float" office:value="267.898154219" calcext:value-type="float">
            <text:p>267,898154219</text:p>
          </table:table-cell>
          <table:table-cell office:value-type="float" office:value="267.81153813" calcext:value-type="float">
            <text:p>267,81153813</text:p>
          </table:table-cell>
          <table:table-cell office:value-type="float" office:value="265.653503853" calcext:value-type="float">
            <text:p>265,653503853</text:p>
          </table:table-cell>
          <table:table-cell office:value-type="float" office:value="272.164700053" calcext:value-type="float">
            <text:p>272,164700053</text:p>
          </table:table-cell>
          <table:table-cell/>
          <table:table-cell table:formula="of:=TRIMMEAN([.B6:.K6];0.2)" office:value-type="float" office:value="269.38790220875" calcext:value-type="float">
            <text:p>269,3879022088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3.030900805" calcext:value-type="float">
            <text:p>263,030900805</text:p>
          </table:table-cell>
          <table:table-cell office:value-type="float" office:value="266.85765592" calcext:value-type="float">
            <text:p>266,85765592</text:p>
          </table:table-cell>
          <table:table-cell office:value-type="float" office:value="262.107154608" calcext:value-type="float">
            <text:p>262,107154608</text:p>
          </table:table-cell>
          <table:table-cell office:value-type="float" office:value="270.44558858" calcext:value-type="float">
            <text:p>270,44558858</text:p>
          </table:table-cell>
          <table:table-cell office:value-type="float" office:value="271.731336578" calcext:value-type="float">
            <text:p>271,731336578</text:p>
          </table:table-cell>
          <table:table-cell office:value-type="float" office:value="267.669616029" calcext:value-type="float">
            <text:p>267,669616029</text:p>
          </table:table-cell>
          <table:table-cell office:value-type="float" office:value="261.369146537" calcext:value-type="float">
            <text:p>261,369146537</text:p>
          </table:table-cell>
          <table:table-cell office:value-type="float" office:value="262.993077206" calcext:value-type="float">
            <text:p>262,993077206</text:p>
          </table:table-cell>
          <table:table-cell office:value-type="float" office:value="270.245448275" calcext:value-type="float">
            <text:p>270,245448275</text:p>
          </table:table-cell>
          <table:table-cell office:value-type="float" office:value="265.720289191" calcext:value-type="float">
            <text:p>265,720289191</text:p>
          </table:table-cell>
          <table:table-cell/>
          <table:table-cell table:formula="of:=TRIMMEAN([.B7:.K7];0.2)" office:value-type="float" office:value="266.13371632675" calcext:value-type="float">
            <text:p>266,133716326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2.348897078" calcext:value-type="float">
            <text:p>272,348897078</text:p>
          </table:table-cell>
          <table:table-cell office:value-type="float" office:value="271.338013106" calcext:value-type="float">
            <text:p>271,338013106</text:p>
          </table:table-cell>
          <table:table-cell office:value-type="float" office:value="268.756527692" calcext:value-type="float">
            <text:p>268,756527692</text:p>
          </table:table-cell>
          <table:table-cell office:value-type="float" office:value="276.433569916" calcext:value-type="float">
            <text:p>276,433569916</text:p>
          </table:table-cell>
          <table:table-cell office:value-type="float" office:value="269.856374314" calcext:value-type="float">
            <text:p>269,856374314</text:p>
          </table:table-cell>
          <table:table-cell office:value-type="float" office:value="271.235781959" calcext:value-type="float">
            <text:p>271,235781959</text:p>
          </table:table-cell>
          <table:table-cell office:value-type="float" office:value="275.693783192" calcext:value-type="float">
            <text:p>275,693783192</text:p>
          </table:table-cell>
          <table:table-cell office:value-type="float" office:value="272.427440708" calcext:value-type="float">
            <text:p>272,427440708</text:p>
          </table:table-cell>
          <table:table-cell office:value-type="float" office:value="273.994808193" calcext:value-type="float">
            <text:p>273,994808193</text:p>
          </table:table-cell>
          <table:table-cell office:value-type="float" office:value="275.81841122" calcext:value-type="float">
            <text:p>275,81841122</text:p>
          </table:table-cell>
          <table:table-cell/>
          <table:table-cell table:formula="of:=TRIMMEAN([.B8:.K8];0.2)" office:value-type="float" office:value="272.83918872125" calcext:value-type="float">
            <text:p>272,839188721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8.4287802" calcext:value-type="float">
            <text:p>268,4287802</text:p>
          </table:table-cell>
          <table:table-cell office:value-type="float" office:value="266.969806059" calcext:value-type="float">
            <text:p>266,969806059</text:p>
          </table:table-cell>
          <table:table-cell office:value-type="float" office:value="271.723041951" calcext:value-type="float">
            <text:p>271,723041951</text:p>
          </table:table-cell>
          <table:table-cell office:value-type="float" office:value="271.88083806" calcext:value-type="float">
            <text:p>271,88083806</text:p>
          </table:table-cell>
          <table:table-cell office:value-type="float" office:value="265.841511407" calcext:value-type="float">
            <text:p>265,841511407</text:p>
          </table:table-cell>
          <table:table-cell office:value-type="float" office:value="267.058197368" calcext:value-type="float">
            <text:p>267,058197368</text:p>
          </table:table-cell>
          <table:table-cell office:value-type="float" office:value="272.209072656" calcext:value-type="float">
            <text:p>272,209072656</text:p>
          </table:table-cell>
          <table:table-cell office:value-type="float" office:value="270.099223515" calcext:value-type="float">
            <text:p>270,099223515</text:p>
          </table:table-cell>
          <table:table-cell office:value-type="float" office:value="268.827238185" calcext:value-type="float">
            <text:p>268,827238185</text:p>
          </table:table-cell>
          <table:table-cell office:value-type="float" office:value="269.001436087" calcext:value-type="float">
            <text:p>269,001436087</text:p>
          </table:table-cell>
          <table:table-cell/>
          <table:table-cell table:formula="of:=TRIMMEAN([.B9:.K9];0.2)" office:value-type="float" office:value="269.248570178125" calcext:value-type="float">
            <text:p>269,2485701781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1.664658624" calcext:value-type="float">
            <text:p>261,664658624</text:p>
          </table:table-cell>
          <table:table-cell office:value-type="float" office:value="265.108774226" calcext:value-type="float">
            <text:p>265,108774226</text:p>
          </table:table-cell>
          <table:table-cell office:value-type="float" office:value="267.79920956" calcext:value-type="float">
            <text:p>267,79920956</text:p>
          </table:table-cell>
          <table:table-cell office:value-type="float" office:value="265.559286924" calcext:value-type="float">
            <text:p>265,559286924</text:p>
          </table:table-cell>
          <table:table-cell office:value-type="float" office:value="265.528091058" calcext:value-type="float">
            <text:p>265,528091058</text:p>
          </table:table-cell>
          <table:table-cell office:value-type="float" office:value="267.715234509" calcext:value-type="float">
            <text:p>267,715234509</text:p>
          </table:table-cell>
          <table:table-cell office:value-type="float" office:value="265.477675072" calcext:value-type="float">
            <text:p>265,477675072</text:p>
          </table:table-cell>
          <table:table-cell office:value-type="float" office:value="264.467090315" calcext:value-type="float">
            <text:p>264,467090315</text:p>
          </table:table-cell>
          <table:table-cell office:value-type="float" office:value="262.67398394" calcext:value-type="float">
            <text:p>262,67398394</text:p>
          </table:table-cell>
          <table:table-cell office:value-type="float" office:value="268.243464757" calcext:value-type="float">
            <text:p>268,243464757</text:p>
          </table:table-cell>
          <table:table-cell/>
          <table:table-cell table:formula="of:=TRIMMEAN([.B10:.K10];0.2)" office:value-type="float" office:value="265.5411682005" calcext:value-type="float">
            <text:p>265,541168200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4.821777682" calcext:value-type="float">
            <text:p>264,821777682</text:p>
          </table:table-cell>
          <table:table-cell office:value-type="float" office:value="266.696874271" calcext:value-type="float">
            <text:p>266,696874271</text:p>
          </table:table-cell>
          <table:table-cell office:value-type="float" office:value="259.079233849" calcext:value-type="float">
            <text:p>259,079233849</text:p>
          </table:table-cell>
          <table:table-cell office:value-type="float" office:value="269.472887968" calcext:value-type="float">
            <text:p>269,472887968</text:p>
          </table:table-cell>
          <table:table-cell office:value-type="float" office:value="268.032917485" calcext:value-type="float">
            <text:p>268,032917485</text:p>
          </table:table-cell>
          <table:table-cell office:value-type="float" office:value="262.120160404" calcext:value-type="float">
            <text:p>262,120160404</text:p>
          </table:table-cell>
          <table:table-cell office:value-type="float" office:value="267.593158281" calcext:value-type="float">
            <text:p>267,593158281</text:p>
          </table:table-cell>
          <table:table-cell office:value-type="float" office:value="264.992795666" calcext:value-type="float">
            <text:p>264,992795666</text:p>
          </table:table-cell>
          <table:table-cell office:value-type="float" office:value="268.776222635" calcext:value-type="float">
            <text:p>268,776222635</text:p>
          </table:table-cell>
          <table:table-cell office:value-type="float" office:value="265.3990715" calcext:value-type="float">
            <text:p>265,3990715</text:p>
          </table:table-cell>
          <table:table-cell/>
          <table:table-cell table:formula="of:=TRIMMEAN([.B11:.K11];0.2)" office:value-type="float" office:value="266.0541222405" calcext:value-type="float">
            <text:p>266,054122240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6.495191305" calcext:value-type="float">
            <text:p>256,495191305</text:p>
          </table:table-cell>
          <table:table-cell office:value-type="float" office:value="255.867225272" calcext:value-type="float">
            <text:p>255,867225272</text:p>
          </table:table-cell>
          <table:table-cell office:value-type="float" office:value="260.281591624" calcext:value-type="float">
            <text:p>260,281591624</text:p>
          </table:table-cell>
          <table:table-cell office:value-type="float" office:value="265.234596916" calcext:value-type="float">
            <text:p>265,234596916</text:p>
          </table:table-cell>
          <table:table-cell office:value-type="float" office:value="262.767852208" calcext:value-type="float">
            <text:p>262,767852208</text:p>
          </table:table-cell>
          <table:table-cell office:value-type="float" office:value="264.937752127" calcext:value-type="float">
            <text:p>264,937752127</text:p>
          </table:table-cell>
          <table:table-cell office:value-type="float" office:value="256.167729579" calcext:value-type="float">
            <text:p>256,167729579</text:p>
          </table:table-cell>
          <table:table-cell office:value-type="float" office:value="263.240259355" calcext:value-type="float">
            <text:p>263,240259355</text:p>
          </table:table-cell>
          <table:table-cell office:value-type="float" office:value="258.305820495" calcext:value-type="float">
            <text:p>258,305820495</text:p>
          </table:table-cell>
          <table:table-cell office:value-type="float" office:value="261.81541837" calcext:value-type="float">
            <text:p>261,81541837</text:p>
          </table:table-cell>
          <table:table-cell/>
          <table:table-cell table:formula="of:=TRIMMEAN([.B12:.K12];0.2)" office:value-type="float" office:value="260.501451882875" calcext:value-type="float">
            <text:p>260,501451882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0.319044148" calcext:value-type="float">
            <text:p>260,319044148</text:p>
          </table:table-cell>
          <table:table-cell office:value-type="float" office:value="258.479383772" calcext:value-type="float">
            <text:p>258,479383772</text:p>
          </table:table-cell>
          <table:table-cell office:value-type="float" office:value="264.33920421" calcext:value-type="float">
            <text:p>264,33920421</text:p>
          </table:table-cell>
          <table:table-cell office:value-type="float" office:value="265.514258236" calcext:value-type="float">
            <text:p>265,514258236</text:p>
          </table:table-cell>
          <table:table-cell office:value-type="float" office:value="261.395673461" calcext:value-type="float">
            <text:p>261,395673461</text:p>
          </table:table-cell>
          <table:table-cell office:value-type="float" office:value="263.520745153" calcext:value-type="float">
            <text:p>263,520745153</text:p>
          </table:table-cell>
          <table:table-cell office:value-type="float" office:value="263.328851405" calcext:value-type="float">
            <text:p>263,328851405</text:p>
          </table:table-cell>
          <table:table-cell office:value-type="float" office:value="256.497801595" calcext:value-type="float">
            <text:p>256,497801595</text:p>
          </table:table-cell>
          <table:table-cell office:value-type="float" office:value="261.965085812" calcext:value-type="float">
            <text:p>261,965085812</text:p>
          </table:table-cell>
          <table:table-cell office:value-type="float" office:value="260.830656778" calcext:value-type="float">
            <text:p>260,830656778</text:p>
          </table:table-cell>
          <table:table-cell/>
          <table:table-cell table:formula="of:=TRIMMEAN([.B13:.K13];0.2)" office:value-type="float" office:value="261.772330592375" calcext:value-type="float">
            <text:p>261,7723305924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7.557135211" calcext:value-type="float">
            <text:p>257,557135211</text:p>
          </table:table-cell>
          <table:table-cell office:value-type="float" office:value="270.630243912" calcext:value-type="float">
            <text:p>270,630243912</text:p>
          </table:table-cell>
          <table:table-cell office:value-type="float" office:value="262.631240913" calcext:value-type="float">
            <text:p>262,631240913</text:p>
          </table:table-cell>
          <table:table-cell office:value-type="float" office:value="265.946141301" calcext:value-type="float">
            <text:p>265,946141301</text:p>
          </table:table-cell>
          <table:table-cell office:value-type="float" office:value="269.636484061" calcext:value-type="float">
            <text:p>269,636484061</text:p>
          </table:table-cell>
          <table:table-cell office:value-type="float" office:value="269.308034256" calcext:value-type="float">
            <text:p>269,308034256</text:p>
          </table:table-cell>
          <table:table-cell office:value-type="float" office:value="263.292510938" calcext:value-type="float">
            <text:p>263,292510938</text:p>
          </table:table-cell>
          <table:table-cell office:value-type="float" office:value="266.350078724" calcext:value-type="float">
            <text:p>266,350078724</text:p>
          </table:table-cell>
          <table:table-cell office:value-type="float" office:value="261.30745718" calcext:value-type="float">
            <text:p>261,30745718</text:p>
          </table:table-cell>
          <table:table-cell office:value-type="float" office:value="271.58744167" calcext:value-type="float">
            <text:p>271,58744167</text:p>
          </table:table-cell>
          <table:table-cell/>
          <table:table-cell table:formula="of:=TRIMMEAN([.B14:.K14];0.2)" office:value-type="float" office:value="266.137773910625" calcext:value-type="float">
            <text:p>266,137773910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8.318824308" calcext:value-type="float">
            <text:p>278,318824308</text:p>
          </table:table-cell>
          <table:table-cell office:value-type="float" office:value="279.57367176" calcext:value-type="float">
            <text:p>279,57367176</text:p>
          </table:table-cell>
          <table:table-cell office:value-type="float" office:value="288.072637304" calcext:value-type="float">
            <text:p>288,072637304</text:p>
          </table:table-cell>
          <table:table-cell office:value-type="float" office:value="288.1176696" calcext:value-type="float">
            <text:p>288,1176696</text:p>
          </table:table-cell>
          <table:table-cell office:value-type="float" office:value="286.099457754" calcext:value-type="float">
            <text:p>286,099457754</text:p>
          </table:table-cell>
          <table:table-cell office:value-type="float" office:value="277.91661064" calcext:value-type="float">
            <text:p>277,91661064</text:p>
          </table:table-cell>
          <table:table-cell office:value-type="float" office:value="283.753432906" calcext:value-type="float">
            <text:p>283,753432906</text:p>
          </table:table-cell>
          <table:table-cell office:value-type="float" office:value="279.259600311" calcext:value-type="float">
            <text:p>279,259600311</text:p>
          </table:table-cell>
          <table:table-cell office:value-type="float" office:value="287.609628113" calcext:value-type="float">
            <text:p>287,609628113</text:p>
          </table:table-cell>
          <table:table-cell office:value-type="float" office:value="285.525068778" calcext:value-type="float">
            <text:p>285,525068778</text:p>
          </table:table-cell>
          <table:table-cell/>
          <table:table-cell table:formula="of:=TRIMMEAN([.B15:.K15];0.2)" office:value-type="float" office:value="283.52654015425" calcext:value-type="float">
            <text:p>283,5265401543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5.427635356" calcext:value-type="float">
            <text:p>265,427635356</text:p>
          </table:table-cell>
          <table:table-cell office:value-type="float" office:value="263.285165559" calcext:value-type="float">
            <text:p>263,285165559</text:p>
          </table:table-cell>
          <table:table-cell office:value-type="float" office:value="262.076338665" calcext:value-type="float">
            <text:p>262,076338665</text:p>
          </table:table-cell>
          <table:table-cell office:value-type="float" office:value="267.803415317" calcext:value-type="float">
            <text:p>267,803415317</text:p>
          </table:table-cell>
          <table:table-cell office:value-type="float" office:value="264.062642008" calcext:value-type="float">
            <text:p>264,062642008</text:p>
          </table:table-cell>
          <table:table-cell office:value-type="float" office:value="265.702527364" calcext:value-type="float">
            <text:p>265,702527364</text:p>
          </table:table-cell>
          <table:table-cell office:value-type="float" office:value="261.046502284" calcext:value-type="float">
            <text:p>261,046502284</text:p>
          </table:table-cell>
          <table:table-cell office:value-type="float" office:value="262.894753229" calcext:value-type="float">
            <text:p>262,894753229</text:p>
          </table:table-cell>
          <table:table-cell office:value-type="float" office:value="267.10247654" calcext:value-type="float">
            <text:p>267,10247654</text:p>
          </table:table-cell>
          <table:table-cell office:value-type="float" office:value="268.63466853" calcext:value-type="float">
            <text:p>268,63466853</text:p>
          </table:table-cell>
          <table:table-cell/>
          <table:table-cell table:formula="of:=TRIMMEAN([.B16:.K16];0.2)" office:value-type="float" office:value="264.79436925475" calcext:value-type="float">
            <text:p>264,7943692548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4.914946931" calcext:value-type="float">
            <text:p>264,914946931</text:p>
          </table:table-cell>
          <table:table-cell office:value-type="float" office:value="263.815216417" calcext:value-type="float">
            <text:p>263,815216417</text:p>
          </table:table-cell>
          <table:table-cell office:value-type="float" office:value="268.66408309" calcext:value-type="float">
            <text:p>268,66408309</text:p>
          </table:table-cell>
          <table:table-cell office:value-type="float" office:value="263.822255106" calcext:value-type="float">
            <text:p>263,822255106</text:p>
          </table:table-cell>
          <table:table-cell office:value-type="float" office:value="265.0888135" calcext:value-type="float">
            <text:p>265,0888135</text:p>
          </table:table-cell>
          <table:table-cell office:value-type="float" office:value="261.891014315" calcext:value-type="float">
            <text:p>261,891014315</text:p>
          </table:table-cell>
          <table:table-cell office:value-type="float" office:value="266.188873221" calcext:value-type="float">
            <text:p>266,188873221</text:p>
          </table:table-cell>
          <table:table-cell office:value-type="float" office:value="265.022937816" calcext:value-type="float">
            <text:p>265,022937816</text:p>
          </table:table-cell>
          <table:table-cell office:value-type="float" office:value="266.584528844" calcext:value-type="float">
            <text:p>266,584528844</text:p>
          </table:table-cell>
          <table:table-cell office:value-type="float" office:value="265.618874808" calcext:value-type="float">
            <text:p>265,618874808</text:p>
          </table:table-cell>
          <table:table-cell/>
          <table:table-cell table:formula="of:=TRIMMEAN([.B17:.K17];0.2)" office:value-type="float" office:value="265.132055830375" calcext:value-type="float">
            <text:p>265,1320558304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7.645012812" calcext:value-type="float">
            <text:p>267,645012812</text:p>
          </table:table-cell>
          <table:table-cell office:value-type="float" office:value="268.40784927" calcext:value-type="float">
            <text:p>268,40784927</text:p>
          </table:table-cell>
          <table:table-cell office:value-type="float" office:value="265.87720819" calcext:value-type="float">
            <text:p>265,87720819</text:p>
          </table:table-cell>
          <table:table-cell office:value-type="float" office:value="266.641434596" calcext:value-type="float">
            <text:p>266,641434596</text:p>
          </table:table-cell>
          <table:table-cell office:value-type="float" office:value="266.325146599" calcext:value-type="float">
            <text:p>266,325146599</text:p>
          </table:table-cell>
          <table:table-cell office:value-type="float" office:value="264.880473848" calcext:value-type="float">
            <text:p>264,880473848</text:p>
          </table:table-cell>
          <table:table-cell office:value-type="float" office:value="268.435521348" calcext:value-type="float">
            <text:p>268,435521348</text:p>
          </table:table-cell>
          <table:table-cell office:value-type="float" office:value="261.117458305" calcext:value-type="float">
            <text:p>261,117458305</text:p>
          </table:table-cell>
          <table:table-cell office:value-type="float" office:value="263.279051419" calcext:value-type="float">
            <text:p>263,279051419</text:p>
          </table:table-cell>
          <table:table-cell office:value-type="float" office:value="268.990231603" calcext:value-type="float">
            <text:p>268,990231603</text:p>
          </table:table-cell>
          <table:table-cell/>
          <table:table-cell table:formula="of:=TRIMMEAN([.B18:.K18];0.2)" office:value-type="float" office:value="266.43646226025" calcext:value-type="float">
            <text:p>266,4364622603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2.510549234" calcext:value-type="float">
            <text:p>262,510549234</text:p>
          </table:table-cell>
          <table:table-cell office:value-type="float" office:value="263.791115328" calcext:value-type="float">
            <text:p>263,791115328</text:p>
          </table:table-cell>
          <table:table-cell office:value-type="float" office:value="262.303912537" calcext:value-type="float">
            <text:p>262,303912537</text:p>
          </table:table-cell>
          <table:table-cell office:value-type="float" office:value="266.087210864" calcext:value-type="float">
            <text:p>266,087210864</text:p>
          </table:table-cell>
          <table:table-cell office:value-type="float" office:value="268.37852573" calcext:value-type="float">
            <text:p>268,37852573</text:p>
          </table:table-cell>
          <table:table-cell office:value-type="float" office:value="268.721461846" calcext:value-type="float">
            <text:p>268,721461846</text:p>
          </table:table-cell>
          <table:table-cell office:value-type="float" office:value="260.540039177" calcext:value-type="float">
            <text:p>260,540039177</text:p>
          </table:table-cell>
          <table:table-cell office:value-type="float" office:value="265.070559242" calcext:value-type="float">
            <text:p>265,070559242</text:p>
          </table:table-cell>
          <table:table-cell office:value-type="float" office:value="269.951478183" calcext:value-type="float">
            <text:p>269,951478183</text:p>
          </table:table-cell>
          <table:table-cell office:value-type="float" office:value="264.613303792" calcext:value-type="float">
            <text:p>264,613303792</text:p>
          </table:table-cell>
          <table:table-cell/>
          <table:table-cell table:formula="of:=TRIMMEAN([.B19:.K19];0.2)" office:value-type="float" office:value="265.184579821625" calcext:value-type="float">
            <text:p>265,1845798216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7.590895853" calcext:value-type="float">
            <text:p>267,590895853</text:p>
          </table:table-cell>
          <table:table-cell office:value-type="float" office:value="270.597151284" calcext:value-type="float">
            <text:p>270,597151284</text:p>
          </table:table-cell>
          <table:table-cell office:value-type="float" office:value="269.7969431" calcext:value-type="float">
            <text:p>269,7969431</text:p>
          </table:table-cell>
          <table:table-cell office:value-type="float" office:value="272.689381823" calcext:value-type="float">
            <text:p>272,689381823</text:p>
          </table:table-cell>
          <table:table-cell office:value-type="float" office:value="267.255522317" calcext:value-type="float">
            <text:p>267,255522317</text:p>
          </table:table-cell>
          <table:table-cell office:value-type="float" office:value="266.309967175" calcext:value-type="float">
            <text:p>266,309967175</text:p>
          </table:table-cell>
          <table:table-cell office:value-type="float" office:value="267.275324357" calcext:value-type="float">
            <text:p>267,275324357</text:p>
          </table:table-cell>
          <table:table-cell office:value-type="float" office:value="268.482993934" calcext:value-type="float">
            <text:p>268,482993934</text:p>
          </table:table-cell>
          <table:table-cell office:value-type="float" office:value="267.92079055" calcext:value-type="float">
            <text:p>267,92079055</text:p>
          </table:table-cell>
          <table:table-cell office:value-type="float" office:value="271.604740426" calcext:value-type="float">
            <text:p>271,604740426</text:p>
          </table:table-cell>
          <table:table-cell/>
          <table:table-cell table:formula="of:=TRIMMEAN([.B20:.K20];0.2)" office:value-type="float" office:value="268.815545227625" calcext:value-type="float">
            <text:p>268,8155452276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8.536705815" calcext:value-type="float">
            <text:p>268,536705815</text:p>
          </table:table-cell>
          <table:table-cell office:value-type="float" office:value="267.45058293" calcext:value-type="float">
            <text:p>267,45058293</text:p>
          </table:table-cell>
          <table:table-cell office:value-type="float" office:value="273.102952182" calcext:value-type="float">
            <text:p>273,102952182</text:p>
          </table:table-cell>
          <table:table-cell office:value-type="float" office:value="276.382258622" calcext:value-type="float">
            <text:p>276,382258622</text:p>
          </table:table-cell>
          <table:table-cell office:value-type="float" office:value="265.265912877" calcext:value-type="float">
            <text:p>265,265912877</text:p>
          </table:table-cell>
          <table:table-cell office:value-type="float" office:value="268.01135495" calcext:value-type="float">
            <text:p>268,01135495</text:p>
          </table:table-cell>
          <table:table-cell office:value-type="float" office:value="277.509433653" calcext:value-type="float">
            <text:p>277,509433653</text:p>
          </table:table-cell>
          <table:table-cell office:value-type="float" office:value="268.879390362" calcext:value-type="float">
            <text:p>268,879390362</text:p>
          </table:table-cell>
          <table:table-cell office:value-type="float" office:value="279.319991928" calcext:value-type="float">
            <text:p>279,319991928</text:p>
          </table:table-cell>
          <table:table-cell office:value-type="float" office:value="271.984075705" calcext:value-type="float">
            <text:p>271,984075705</text:p>
          </table:table-cell>
          <table:table-cell/>
          <table:table-cell table:formula="of:=TRIMMEAN([.B21:.K21];0.2)" office:value-type="float" office:value="271.482094277375" calcext:value-type="float">
            <text:p>271,4820942774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8.064217109" calcext:value-type="float">
            <text:p>258,064217109</text:p>
          </table:table-cell>
          <table:table-cell office:value-type="float" office:value="267.531746999" calcext:value-type="float">
            <text:p>267,531746999</text:p>
          </table:table-cell>
          <table:table-cell office:value-type="float" office:value="261.035765665" calcext:value-type="float">
            <text:p>261,035765665</text:p>
          </table:table-cell>
          <table:table-cell office:value-type="float" office:value="263.533365801" calcext:value-type="float">
            <text:p>263,533365801</text:p>
          </table:table-cell>
          <table:table-cell office:value-type="float" office:value="262.648487994" calcext:value-type="float">
            <text:p>262,648487994</text:p>
          </table:table-cell>
          <table:table-cell office:value-type="float" office:value="269.414149197" calcext:value-type="float">
            <text:p>269,414149197</text:p>
          </table:table-cell>
          <table:table-cell office:value-type="float" office:value="262.250249047" calcext:value-type="float">
            <text:p>262,250249047</text:p>
          </table:table-cell>
          <table:table-cell office:value-type="float" office:value="259.926977042" calcext:value-type="float">
            <text:p>259,926977042</text:p>
          </table:table-cell>
          <table:table-cell office:value-type="float" office:value="265.128761372" calcext:value-type="float">
            <text:p>265,128761372</text:p>
          </table:table-cell>
          <table:table-cell office:value-type="float" office:value="267.607202967" calcext:value-type="float">
            <text:p>267,607202967</text:p>
          </table:table-cell>
          <table:table-cell/>
          <table:table-cell table:formula="of:=TRIMMEAN([.B22:.K22];0.2)" office:value-type="float" office:value="263.707819610875" calcext:value-type="float">
            <text:p>263,7078196109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1.619461058" calcext:value-type="float">
            <text:p>261,619461058</text:p>
          </table:table-cell>
          <table:table-cell office:value-type="float" office:value="260.313089009" calcext:value-type="float">
            <text:p>260,313089009</text:p>
          </table:table-cell>
          <table:table-cell office:value-type="float" office:value="264.433084029" calcext:value-type="float">
            <text:p>264,433084029</text:p>
          </table:table-cell>
          <table:table-cell office:value-type="float" office:value="263.060522264" calcext:value-type="float">
            <text:p>263,060522264</text:p>
          </table:table-cell>
          <table:table-cell office:value-type="float" office:value="265.681608677" calcext:value-type="float">
            <text:p>265,681608677</text:p>
          </table:table-cell>
          <table:table-cell office:value-type="float" office:value="260.931310396" calcext:value-type="float">
            <text:p>260,931310396</text:p>
          </table:table-cell>
          <table:table-cell office:value-type="float" office:value="258.455229535" calcext:value-type="float">
            <text:p>258,455229535</text:p>
          </table:table-cell>
          <table:table-cell office:value-type="float" office:value="257.872311786" calcext:value-type="float">
            <text:p>257,872311786</text:p>
          </table:table-cell>
          <table:table-cell office:value-type="float" office:value="264.248043291" calcext:value-type="float">
            <text:p>264,248043291</text:p>
          </table:table-cell>
          <table:table-cell office:value-type="float" office:value="268.875263828" calcext:value-type="float">
            <text:p>268,875263828</text:p>
          </table:table-cell>
          <table:table-cell/>
          <table:table-cell table:formula="of:=TRIMMEAN([.B23:.K23];0.2)" office:value-type="float" office:value="262.342793532375" calcext:value-type="float">
            <text:p>262,3427935324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5.038756391" calcext:value-type="float">
            <text:p>265,038756391</text:p>
          </table:table-cell>
          <table:table-cell office:value-type="float" office:value="261.303540727" calcext:value-type="float">
            <text:p>261,303540727</text:p>
          </table:table-cell>
          <table:table-cell office:value-type="float" office:value="260.115219678" calcext:value-type="float">
            <text:p>260,115219678</text:p>
          </table:table-cell>
          <table:table-cell office:value-type="float" office:value="267.613217244" calcext:value-type="float">
            <text:p>267,613217244</text:p>
          </table:table-cell>
          <table:table-cell office:value-type="float" office:value="263.963143784" calcext:value-type="float">
            <text:p>263,963143784</text:p>
          </table:table-cell>
          <table:table-cell office:value-type="float" office:value="257.446206898" calcext:value-type="float">
            <text:p>257,446206898</text:p>
          </table:table-cell>
          <table:table-cell office:value-type="float" office:value="262.799010845" calcext:value-type="float">
            <text:p>262,799010845</text:p>
          </table:table-cell>
          <table:table-cell office:value-type="float" office:value="266.947480742" calcext:value-type="float">
            <text:p>266,947480742</text:p>
          </table:table-cell>
          <table:table-cell office:value-type="float" office:value="262.632452713" calcext:value-type="float">
            <text:p>262,632452713</text:p>
          </table:table-cell>
          <table:table-cell office:value-type="float" office:value="262.604085831" calcext:value-type="float">
            <text:p>262,604085831</text:p>
          </table:table-cell>
          <table:table-cell/>
          <table:table-cell table:formula="of:=TRIMMEAN([.B24:.K24];0.2)" office:value-type="float" office:value="263.175461338875" calcext:value-type="float">
            <text:p>263,1754613389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0.128697366" calcext:value-type="float">
            <text:p>260,128697366</text:p>
          </table:table-cell>
          <table:table-cell office:value-type="float" office:value="267.258291772" calcext:value-type="float">
            <text:p>267,258291772</text:p>
          </table:table-cell>
          <table:table-cell office:value-type="float" office:value="272.605950944" calcext:value-type="float">
            <text:p>272,605950944</text:p>
          </table:table-cell>
          <table:table-cell office:value-type="float" office:value="269.822438828" calcext:value-type="float">
            <text:p>269,822438828</text:p>
          </table:table-cell>
          <table:table-cell office:value-type="float" office:value="267.433207047" calcext:value-type="float">
            <text:p>267,433207047</text:p>
          </table:table-cell>
          <table:table-cell office:value-type="float" office:value="264.371330145" calcext:value-type="float">
            <text:p>264,371330145</text:p>
          </table:table-cell>
          <table:table-cell office:value-type="float" office:value="264.41914729" calcext:value-type="float">
            <text:p>264,41914729</text:p>
          </table:table-cell>
          <table:table-cell office:value-type="float" office:value="263.249711083" calcext:value-type="float">
            <text:p>263,249711083</text:p>
          </table:table-cell>
          <table:table-cell office:value-type="float" office:value="263.143017985" calcext:value-type="float">
            <text:p>263,143017985</text:p>
          </table:table-cell>
          <table:table-cell office:value-type="float" office:value="265.712047118" calcext:value-type="float">
            <text:p>265,712047118</text:p>
          </table:table-cell>
          <table:table-cell/>
          <table:table-cell table:formula="of:=TRIMMEAN([.B25:.K25];0.2)" office:value-type="float" office:value="265.6761489085" calcext:value-type="float">
            <text:p>265,67614890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416.79139974625" calcext:value-type="float">
            <text:p>6416,7913997463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0.364769938" calcext:value-type="float">
            <text:p>270,364769938</text:p>
          </table:table-cell>
          <table:table-cell office:value-type="float" office:value="262.379166864" calcext:value-type="float">
            <text:p>262,379166864</text:p>
          </table:table-cell>
          <table:table-cell office:value-type="float" office:value="262.317991077" calcext:value-type="float">
            <text:p>262,317991077</text:p>
          </table:table-cell>
          <table:table-cell office:value-type="float" office:value="264.080603013" calcext:value-type="float">
            <text:p>264,080603013</text:p>
          </table:table-cell>
          <table:table-cell office:value-type="float" office:value="262.778210669" calcext:value-type="float">
            <text:p>262,778210669</text:p>
          </table:table-cell>
          <table:table-cell office:value-type="float" office:value="265.217359876" calcext:value-type="float">
            <text:p>265,217359876</text:p>
          </table:table-cell>
          <table:table-cell office:value-type="float" office:value="264.393525725" calcext:value-type="float">
            <text:p>264,393525725</text:p>
          </table:table-cell>
          <table:table-cell office:value-type="float" office:value="263.991070166" calcext:value-type="float">
            <text:p>263,991070166</text:p>
          </table:table-cell>
          <table:table-cell office:value-type="float" office:value="263.896512137" calcext:value-type="float">
            <text:p>263,896512137</text:p>
          </table:table-cell>
          <table:table-cell office:value-type="float" office:value="267.266362592" calcext:value-type="float">
            <text:p>267,266362592</text:p>
          </table:table-cell>
          <table:table-cell/>
          <table:table-cell table:formula="of:=TRIMMEAN([.B2:.K2];0.2)" office:value-type="float" office:value="264.25035138025" calcext:value-type="float">
            <text:p>264,250351380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8.539333108" calcext:value-type="float">
            <text:p>258,539333108</text:p>
          </table:table-cell>
          <table:table-cell office:value-type="float" office:value="256.910409067" calcext:value-type="float">
            <text:p>256,910409067</text:p>
          </table:table-cell>
          <table:table-cell office:value-type="float" office:value="258.389263994" calcext:value-type="float">
            <text:p>258,389263994</text:p>
          </table:table-cell>
          <table:table-cell office:value-type="float" office:value="260.437994244" calcext:value-type="float">
            <text:p>260,437994244</text:p>
          </table:table-cell>
          <table:table-cell office:value-type="float" office:value="261.141160154" calcext:value-type="float">
            <text:p>261,141160154</text:p>
          </table:table-cell>
          <table:table-cell office:value-type="float" office:value="259.365813423" calcext:value-type="float">
            <text:p>259,365813423</text:p>
          </table:table-cell>
          <table:table-cell office:value-type="float" office:value="262.538738263" calcext:value-type="float">
            <text:p>262,538738263</text:p>
          </table:table-cell>
          <table:table-cell office:value-type="float" office:value="262.437762919" calcext:value-type="float">
            <text:p>262,437762919</text:p>
          </table:table-cell>
          <table:table-cell office:value-type="float" office:value="259.983434806" calcext:value-type="float">
            <text:p>259,983434806</text:p>
          </table:table-cell>
          <table:table-cell office:value-type="float" office:value="259.98067856" calcext:value-type="float">
            <text:p>259,98067856</text:p>
          </table:table-cell>
          <table:table-cell/>
          <table:table-cell table:formula="of:=TRIMMEAN([.B3:.K3];0.2)" office:value-type="float" office:value="260.034430151" calcext:value-type="float">
            <text:p>260,03443015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0.312672215" calcext:value-type="float">
            <text:p>260,312672215</text:p>
          </table:table-cell>
          <table:table-cell office:value-type="float" office:value="257.767432685" calcext:value-type="float">
            <text:p>257,767432685</text:p>
          </table:table-cell>
          <table:table-cell office:value-type="float" office:value="258.972734857" calcext:value-type="float">
            <text:p>258,972734857</text:p>
          </table:table-cell>
          <table:table-cell office:value-type="float" office:value="260.941474911" calcext:value-type="float">
            <text:p>260,941474911</text:p>
          </table:table-cell>
          <table:table-cell office:value-type="float" office:value="260.236072706" calcext:value-type="float">
            <text:p>260,236072706</text:p>
          </table:table-cell>
          <table:table-cell office:value-type="float" office:value="260.222097401" calcext:value-type="float">
            <text:p>260,222097401</text:p>
          </table:table-cell>
          <table:table-cell office:value-type="float" office:value="261.858763723" calcext:value-type="float">
            <text:p>261,858763723</text:p>
          </table:table-cell>
          <table:table-cell office:value-type="float" office:value="262.331311622" calcext:value-type="float">
            <text:p>262,331311622</text:p>
          </table:table-cell>
          <table:table-cell office:value-type="float" office:value="259.4058786" calcext:value-type="float">
            <text:p>259,4058786</text:p>
          </table:table-cell>
          <table:table-cell office:value-type="float" office:value="259.146660712" calcext:value-type="float">
            <text:p>259,146660712</text:p>
          </table:table-cell>
          <table:table-cell/>
          <table:table-cell table:formula="of:=TRIMMEAN([.B4:.K4];0.2)" office:value-type="float" office:value="260.137044390625" calcext:value-type="float">
            <text:p>260,137044390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0.558910278" calcext:value-type="float">
            <text:p>260,558910278</text:p>
          </table:table-cell>
          <table:table-cell office:value-type="float" office:value="259.082621211" calcext:value-type="float">
            <text:p>259,082621211</text:p>
          </table:table-cell>
          <table:table-cell office:value-type="float" office:value="262.92280572" calcext:value-type="float">
            <text:p>262,92280572</text:p>
          </table:table-cell>
          <table:table-cell office:value-type="float" office:value="263.654409417" calcext:value-type="float">
            <text:p>263,654409417</text:p>
          </table:table-cell>
          <table:table-cell office:value-type="float" office:value="263.130714556" calcext:value-type="float">
            <text:p>263,130714556</text:p>
          </table:table-cell>
          <table:table-cell office:value-type="float" office:value="263.041660301" calcext:value-type="float">
            <text:p>263,041660301</text:p>
          </table:table-cell>
          <table:table-cell office:value-type="float" office:value="266.219305616" calcext:value-type="float">
            <text:p>266,219305616</text:p>
          </table:table-cell>
          <table:table-cell office:value-type="float" office:value="265.217924828" calcext:value-type="float">
            <text:p>265,217924828</text:p>
          </table:table-cell>
          <table:table-cell office:value-type="float" office:value="262.946555655" calcext:value-type="float">
            <text:p>262,946555655</text:p>
          </table:table-cell>
          <table:table-cell office:value-type="float" office:value="261.957061065" calcext:value-type="float">
            <text:p>261,957061065</text:p>
          </table:table-cell>
          <table:table-cell/>
          <table:table-cell table:formula="of:=TRIMMEAN([.B5:.K5];0.2)" office:value-type="float" office:value="262.9287552275" calcext:value-type="float">
            <text:p>262,928755227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6.001408818" calcext:value-type="float">
            <text:p>256,001408818</text:p>
          </table:table-cell>
          <table:table-cell office:value-type="float" office:value="257.450833126" calcext:value-type="float">
            <text:p>257,450833126</text:p>
          </table:table-cell>
          <table:table-cell office:value-type="float" office:value="259.543509792" calcext:value-type="float">
            <text:p>259,543509792</text:p>
          </table:table-cell>
          <table:table-cell office:value-type="float" office:value="259.094596368" calcext:value-type="float">
            <text:p>259,094596368</text:p>
          </table:table-cell>
          <table:table-cell office:value-type="float" office:value="259.4324996" calcext:value-type="float">
            <text:p>259,4324996</text:p>
          </table:table-cell>
          <table:table-cell office:value-type="float" office:value="260.283444483" calcext:value-type="float">
            <text:p>260,283444483</text:p>
          </table:table-cell>
          <table:table-cell office:value-type="float" office:value="265.277908065" calcext:value-type="float">
            <text:p>265,277908065</text:p>
          </table:table-cell>
          <table:table-cell office:value-type="float" office:value="261.791886705" calcext:value-type="float">
            <text:p>261,791886705</text:p>
          </table:table-cell>
          <table:table-cell office:value-type="float" office:value="260.160112395" calcext:value-type="float">
            <text:p>260,160112395</text:p>
          </table:table-cell>
          <table:table-cell office:value-type="float" office:value="261.654076947" calcext:value-type="float">
            <text:p>261,654076947</text:p>
          </table:table-cell>
          <table:table-cell/>
          <table:table-cell table:formula="of:=TRIMMEAN([.B6:.K6];0.2)" office:value-type="float" office:value="259.926369927" calcext:value-type="float">
            <text:p>259,926369927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3.183922829" calcext:value-type="float">
            <text:p>253,183922829</text:p>
          </table:table-cell>
          <table:table-cell office:value-type="float" office:value="255.036315548" calcext:value-type="float">
            <text:p>255,036315548</text:p>
          </table:table-cell>
          <table:table-cell office:value-type="float" office:value="256.887762432" calcext:value-type="float">
            <text:p>256,887762432</text:p>
          </table:table-cell>
          <table:table-cell office:value-type="float" office:value="257.628807227" calcext:value-type="float">
            <text:p>257,628807227</text:p>
          </table:table-cell>
          <table:table-cell office:value-type="float" office:value="257.252980735" calcext:value-type="float">
            <text:p>257,252980735</text:p>
          </table:table-cell>
          <table:table-cell office:value-type="float" office:value="257.924076586" calcext:value-type="float">
            <text:p>257,924076586</text:p>
          </table:table-cell>
          <table:table-cell office:value-type="float" office:value="257.49374898" calcext:value-type="float">
            <text:p>257,49374898</text:p>
          </table:table-cell>
          <table:table-cell office:value-type="float" office:value="258.313947605" calcext:value-type="float">
            <text:p>258,313947605</text:p>
          </table:table-cell>
          <table:table-cell office:value-type="float" office:value="257.575797856" calcext:value-type="float">
            <text:p>257,575797856</text:p>
          </table:table-cell>
          <table:table-cell office:value-type="float" office:value="256.689287314" calcext:value-type="float">
            <text:p>256,689287314</text:p>
          </table:table-cell>
          <table:table-cell/>
          <table:table-cell table:formula="of:=TRIMMEAN([.B7:.K7];0.2)" office:value-type="float" office:value="257.06109708475" calcext:value-type="float">
            <text:p>257,061097084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7.611550811" calcext:value-type="float">
            <text:p>257,611550811</text:p>
          </table:table-cell>
          <table:table-cell office:value-type="float" office:value="258.463538166" calcext:value-type="float">
            <text:p>258,463538166</text:p>
          </table:table-cell>
          <table:table-cell office:value-type="float" office:value="257.68774182" calcext:value-type="float">
            <text:p>257,68774182</text:p>
          </table:table-cell>
          <table:table-cell office:value-type="float" office:value="262.79421722" calcext:value-type="float">
            <text:p>262,79421722</text:p>
          </table:table-cell>
          <table:table-cell office:value-type="float" office:value="260.119885914" calcext:value-type="float">
            <text:p>260,119885914</text:p>
          </table:table-cell>
          <table:table-cell office:value-type="float" office:value="260.788599177" calcext:value-type="float">
            <text:p>260,788599177</text:p>
          </table:table-cell>
          <table:table-cell office:value-type="float" office:value="261.900677395" calcext:value-type="float">
            <text:p>261,900677395</text:p>
          </table:table-cell>
          <table:table-cell office:value-type="float" office:value="260.728494647" calcext:value-type="float">
            <text:p>260,728494647</text:p>
          </table:table-cell>
          <table:table-cell office:value-type="float" office:value="262.516035855" calcext:value-type="float">
            <text:p>262,516035855</text:p>
          </table:table-cell>
          <table:table-cell office:value-type="float" office:value="257.367418702" calcext:value-type="float">
            <text:p>257,367418702</text:p>
          </table:table-cell>
          <table:table-cell/>
          <table:table-cell table:formula="of:=TRIMMEAN([.B8:.K8];0.2)" office:value-type="float" office:value="259.977065473125" calcext:value-type="float">
            <text:p>259,977065473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0.641998358" calcext:value-type="float">
            <text:p>260,641998358</text:p>
          </table:table-cell>
          <table:table-cell office:value-type="float" office:value="259.463109844" calcext:value-type="float">
            <text:p>259,463109844</text:p>
          </table:table-cell>
          <table:table-cell office:value-type="float" office:value="263.894565755" calcext:value-type="float">
            <text:p>263,894565755</text:p>
          </table:table-cell>
          <table:table-cell office:value-type="float" office:value="262.998913738" calcext:value-type="float">
            <text:p>262,998913738</text:p>
          </table:table-cell>
          <table:table-cell office:value-type="float" office:value="264.118452005" calcext:value-type="float">
            <text:p>264,118452005</text:p>
          </table:table-cell>
          <table:table-cell office:value-type="float" office:value="262.174878492" calcext:value-type="float">
            <text:p>262,174878492</text:p>
          </table:table-cell>
          <table:table-cell office:value-type="float" office:value="264.799355383" calcext:value-type="float">
            <text:p>264,799355383</text:p>
          </table:table-cell>
          <table:table-cell office:value-type="float" office:value="266.138036533" calcext:value-type="float">
            <text:p>266,138036533</text:p>
          </table:table-cell>
          <table:table-cell office:value-type="float" office:value="260.00854931" calcext:value-type="float">
            <text:p>260,00854931</text:p>
          </table:table-cell>
          <table:table-cell office:value-type="float" office:value="263.090324402" calcext:value-type="float">
            <text:p>263,090324402</text:p>
          </table:table-cell>
          <table:table-cell/>
          <table:table-cell table:formula="of:=TRIMMEAN([.B9:.K9];0.2)" office:value-type="float" office:value="262.715879680375" calcext:value-type="float">
            <text:p>262,7158796804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2.916465405" calcext:value-type="float">
            <text:p>252,916465405</text:p>
          </table:table-cell>
          <table:table-cell office:value-type="float" office:value="255.235063743" calcext:value-type="float">
            <text:p>255,235063743</text:p>
          </table:table-cell>
          <table:table-cell office:value-type="float" office:value="258.070149814" calcext:value-type="float">
            <text:p>258,070149814</text:p>
          </table:table-cell>
          <table:table-cell office:value-type="float" office:value="257.879184736" calcext:value-type="float">
            <text:p>257,879184736</text:p>
          </table:table-cell>
          <table:table-cell office:value-type="float" office:value="257.377567049" calcext:value-type="float">
            <text:p>257,377567049</text:p>
          </table:table-cell>
          <table:table-cell office:value-type="float" office:value="257.731293545" calcext:value-type="float">
            <text:p>257,731293545</text:p>
          </table:table-cell>
          <table:table-cell office:value-type="float" office:value="257.652475796" calcext:value-type="float">
            <text:p>257,652475796</text:p>
          </table:table-cell>
          <table:table-cell office:value-type="float" office:value="258.260937246" calcext:value-type="float">
            <text:p>258,260937246</text:p>
          </table:table-cell>
          <table:table-cell office:value-type="float" office:value="257.79908602" calcext:value-type="float">
            <text:p>257,79908602</text:p>
          </table:table-cell>
          <table:table-cell office:value-type="float" office:value="255.791126346" calcext:value-type="float">
            <text:p>255,791126346</text:p>
          </table:table-cell>
          <table:table-cell/>
          <table:table-cell table:formula="of:=TRIMMEAN([.B10:.K10];0.2)" office:value-type="float" office:value="257.191993381125" calcext:value-type="float">
            <text:p>257,1919933811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9.61383427" calcext:value-type="float">
            <text:p>249,61383427</text:p>
          </table:table-cell>
          <table:table-cell office:value-type="float" office:value="265.120669395" calcext:value-type="float">
            <text:p>265,120669395</text:p>
          </table:table-cell>
          <table:table-cell office:value-type="float" office:value="253.348306153" calcext:value-type="float">
            <text:p>253,348306153</text:p>
          </table:table-cell>
          <table:table-cell office:value-type="float" office:value="255.266974268" calcext:value-type="float">
            <text:p>255,266974268</text:p>
          </table:table-cell>
          <table:table-cell office:value-type="float" office:value="255.678536413" calcext:value-type="float">
            <text:p>255,678536413</text:p>
          </table:table-cell>
          <table:table-cell office:value-type="float" office:value="258.279184175" calcext:value-type="float">
            <text:p>258,279184175</text:p>
          </table:table-cell>
          <table:table-cell office:value-type="float" office:value="255.91236287" calcext:value-type="float">
            <text:p>255,91236287</text:p>
          </table:table-cell>
          <table:table-cell office:value-type="float" office:value="256.806282984" calcext:value-type="float">
            <text:p>256,806282984</text:p>
          </table:table-cell>
          <table:table-cell office:value-type="float" office:value="255.823667697" calcext:value-type="float">
            <text:p>255,823667697</text:p>
          </table:table-cell>
          <table:table-cell office:value-type="float" office:value="255.360921434" calcext:value-type="float">
            <text:p>255,360921434</text:p>
          </table:table-cell>
          <table:table-cell/>
          <table:table-cell table:formula="of:=TRIMMEAN([.B11:.K11];0.2)" office:value-type="float" office:value="255.80952949925" calcext:value-type="float">
            <text:p>255,8095294993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1.620112911" calcext:value-type="float">
            <text:p>251,620112911</text:p>
          </table:table-cell>
          <table:table-cell office:value-type="float" office:value="253.843123904" calcext:value-type="float">
            <text:p>253,843123904</text:p>
          </table:table-cell>
          <table:table-cell office:value-type="float" office:value="256.242933023" calcext:value-type="float">
            <text:p>256,242933023</text:p>
          </table:table-cell>
          <table:table-cell office:value-type="float" office:value="256.216832695" calcext:value-type="float">
            <text:p>256,216832695</text:p>
          </table:table-cell>
          <table:table-cell office:value-type="float" office:value="254.481909253" calcext:value-type="float">
            <text:p>254,481909253</text:p>
          </table:table-cell>
          <table:table-cell office:value-type="float" office:value="255.141699761" calcext:value-type="float">
            <text:p>255,141699761</text:p>
          </table:table-cell>
          <table:table-cell office:value-type="float" office:value="256.89597486" calcext:value-type="float">
            <text:p>256,89597486</text:p>
          </table:table-cell>
          <table:table-cell office:value-type="float" office:value="257.390539897" calcext:value-type="float">
            <text:p>257,390539897</text:p>
          </table:table-cell>
          <table:table-cell office:value-type="float" office:value="254.786895116" calcext:value-type="float">
            <text:p>254,786895116</text:p>
          </table:table-cell>
          <table:table-cell office:value-type="float" office:value="255.639203199" calcext:value-type="float">
            <text:p>255,639203199</text:p>
          </table:table-cell>
          <table:table-cell/>
          <table:table-cell table:formula="of:=TRIMMEAN([.B12:.K12];0.2)" office:value-type="float" office:value="255.406071476375" calcext:value-type="float">
            <text:p>255,406071476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4.252701144" calcext:value-type="float">
            <text:p>254,252701144</text:p>
          </table:table-cell>
          <table:table-cell office:value-type="float" office:value="256.731608807" calcext:value-type="float">
            <text:p>256,731608807</text:p>
          </table:table-cell>
          <table:table-cell office:value-type="float" office:value="257.278931826" calcext:value-type="float">
            <text:p>257,278931826</text:p>
          </table:table-cell>
          <table:table-cell office:value-type="float" office:value="257.036746585" calcext:value-type="float">
            <text:p>257,036746585</text:p>
          </table:table-cell>
          <table:table-cell office:value-type="float" office:value="256.50363833" calcext:value-type="float">
            <text:p>256,50363833</text:p>
          </table:table-cell>
          <table:table-cell office:value-type="float" office:value="258.431473608" calcext:value-type="float">
            <text:p>258,431473608</text:p>
          </table:table-cell>
          <table:table-cell office:value-type="float" office:value="257.474705285" calcext:value-type="float">
            <text:p>257,474705285</text:p>
          </table:table-cell>
          <table:table-cell office:value-type="float" office:value="259.234803589" calcext:value-type="float">
            <text:p>259,234803589</text:p>
          </table:table-cell>
          <table:table-cell office:value-type="float" office:value="256.721226" calcext:value-type="float">
            <text:p>256,721226</text:p>
          </table:table-cell>
          <table:table-cell office:value-type="float" office:value="256.258308879" calcext:value-type="float">
            <text:p>256,258308879</text:p>
          </table:table-cell>
          <table:table-cell/>
          <table:table-cell table:formula="of:=TRIMMEAN([.B13:.K13];0.2)" office:value-type="float" office:value="257.054579915" calcext:value-type="float">
            <text:p>257,054579915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3.354084902" calcext:value-type="float">
            <text:p>253,354084902</text:p>
          </table:table-cell>
          <table:table-cell office:value-type="float" office:value="256.911507221" calcext:value-type="float">
            <text:p>256,911507221</text:p>
          </table:table-cell>
          <table:table-cell office:value-type="float" office:value="255.622453274" calcext:value-type="float">
            <text:p>255,622453274</text:p>
          </table:table-cell>
          <table:table-cell office:value-type="float" office:value="257.690602581" calcext:value-type="float">
            <text:p>257,690602581</text:p>
          </table:table-cell>
          <table:table-cell office:value-type="float" office:value="258.6512473" calcext:value-type="float">
            <text:p>258,6512473</text:p>
          </table:table-cell>
          <table:table-cell office:value-type="float" office:value="262.992468201" calcext:value-type="float">
            <text:p>262,992468201</text:p>
          </table:table-cell>
          <table:table-cell office:value-type="float" office:value="258.282603114" calcext:value-type="float">
            <text:p>258,282603114</text:p>
          </table:table-cell>
          <table:table-cell office:value-type="float" office:value="258.101325605" calcext:value-type="float">
            <text:p>258,101325605</text:p>
          </table:table-cell>
          <table:table-cell office:value-type="float" office:value="258.000469999" calcext:value-type="float">
            <text:p>258,000469999</text:p>
          </table:table-cell>
          <table:table-cell office:value-type="float" office:value="259.134239415" calcext:value-type="float">
            <text:p>259,134239415</text:p>
          </table:table-cell>
          <table:table-cell/>
          <table:table-cell table:formula="of:=TRIMMEAN([.B14:.K14];0.2)" office:value-type="float" office:value="257.799306063625" calcext:value-type="float">
            <text:p>257,799306063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51.909383461" calcext:value-type="float">
            <text:p>251,909383461</text:p>
          </table:table-cell>
          <table:table-cell office:value-type="float" office:value="256.27646693" calcext:value-type="float">
            <text:p>256,27646693</text:p>
          </table:table-cell>
          <table:table-cell office:value-type="float" office:value="255.9546074" calcext:value-type="float">
            <text:p>255,9546074</text:p>
          </table:table-cell>
          <table:table-cell office:value-type="float" office:value="257.185843052" calcext:value-type="float">
            <text:p>257,185843052</text:p>
          </table:table-cell>
          <table:table-cell office:value-type="float" office:value="254.554544175" calcext:value-type="float">
            <text:p>254,554544175</text:p>
          </table:table-cell>
          <table:table-cell office:value-type="float" office:value="258.198613645" calcext:value-type="float">
            <text:p>258,198613645</text:p>
          </table:table-cell>
          <table:table-cell office:value-type="float" office:value="254.949814965" calcext:value-type="float">
            <text:p>254,949814965</text:p>
          </table:table-cell>
          <table:table-cell office:value-type="float" office:value="257.214342186" calcext:value-type="float">
            <text:p>257,214342186</text:p>
          </table:table-cell>
          <table:table-cell office:value-type="float" office:value="259.430349671" calcext:value-type="float">
            <text:p>259,430349671</text:p>
          </table:table-cell>
          <table:table-cell office:value-type="float" office:value="257.67178761" calcext:value-type="float">
            <text:p>257,67178761</text:p>
          </table:table-cell>
          <table:table-cell/>
          <table:table-cell table:formula="of:=TRIMMEAN([.B15:.K15];0.2)" office:value-type="float" office:value="256.500752495375" calcext:value-type="float">
            <text:p>256,5007524954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7.628445851" calcext:value-type="float">
            <text:p>257,628445851</text:p>
          </table:table-cell>
          <table:table-cell office:value-type="float" office:value="262.212815655" calcext:value-type="float">
            <text:p>262,212815655</text:p>
          </table:table-cell>
          <table:table-cell office:value-type="float" office:value="259.153667562" calcext:value-type="float">
            <text:p>259,153667562</text:p>
          </table:table-cell>
          <table:table-cell office:value-type="float" office:value="262.313052878" calcext:value-type="float">
            <text:p>262,313052878</text:p>
          </table:table-cell>
          <table:table-cell office:value-type="float" office:value="263.590563631" calcext:value-type="float">
            <text:p>263,590563631</text:p>
          </table:table-cell>
          <table:table-cell office:value-type="float" office:value="260.509923429" calcext:value-type="float">
            <text:p>260,509923429</text:p>
          </table:table-cell>
          <table:table-cell office:value-type="float" office:value="265.081756441" calcext:value-type="float">
            <text:p>265,081756441</text:p>
          </table:table-cell>
          <table:table-cell office:value-type="float" office:value="263.299076198" calcext:value-type="float">
            <text:p>263,299076198</text:p>
          </table:table-cell>
          <table:table-cell office:value-type="float" office:value="261.525848542" calcext:value-type="float">
            <text:p>261,525848542</text:p>
          </table:table-cell>
          <table:table-cell office:value-type="float" office:value="258.610070215" calcext:value-type="float">
            <text:p>258,610070215</text:p>
          </table:table-cell>
          <table:table-cell/>
          <table:table-cell table:formula="of:=TRIMMEAN([.B16:.K16];0.2)" office:value-type="float" office:value="261.40187726375" calcext:value-type="float">
            <text:p>261,4018772638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8.605684319" calcext:value-type="float">
            <text:p>268,605684319</text:p>
          </table:table-cell>
          <table:table-cell office:value-type="float" office:value="274.668416021" calcext:value-type="float">
            <text:p>274,668416021</text:p>
          </table:table-cell>
          <table:table-cell office:value-type="float" office:value="274.716786404" calcext:value-type="float">
            <text:p>274,716786404</text:p>
          </table:table-cell>
          <table:table-cell office:value-type="float" office:value="278.185066107" calcext:value-type="float">
            <text:p>278,185066107</text:p>
          </table:table-cell>
          <table:table-cell office:value-type="float" office:value="274.100820618" calcext:value-type="float">
            <text:p>274,100820618</text:p>
          </table:table-cell>
          <table:table-cell office:value-type="float" office:value="276.38521197" calcext:value-type="float">
            <text:p>276,38521197</text:p>
          </table:table-cell>
          <table:table-cell office:value-type="float" office:value="276.838187255" calcext:value-type="float">
            <text:p>276,838187255</text:p>
          </table:table-cell>
          <table:table-cell office:value-type="float" office:value="279.350222496" calcext:value-type="float">
            <text:p>279,350222496</text:p>
          </table:table-cell>
          <table:table-cell office:value-type="float" office:value="268.265022584" calcext:value-type="float">
            <text:p>268,265022584</text:p>
          </table:table-cell>
          <table:table-cell office:value-type="float" office:value="272.800989323" calcext:value-type="float">
            <text:p>272,800989323</text:p>
          </table:table-cell>
          <table:table-cell/>
          <table:table-cell table:formula="of:=TRIMMEAN([.B17:.K17];0.2)" office:value-type="float" office:value="274.537645252125" calcext:value-type="float">
            <text:p>274,5376452521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2.864627824" calcext:value-type="float">
            <text:p>252,864627824</text:p>
          </table:table-cell>
          <table:table-cell office:value-type="float" office:value="259.378279052" calcext:value-type="float">
            <text:p>259,378279052</text:p>
          </table:table-cell>
          <table:table-cell office:value-type="float" office:value="254.581002128" calcext:value-type="float">
            <text:p>254,581002128</text:p>
          </table:table-cell>
          <table:table-cell office:value-type="float" office:value="255.441013334" calcext:value-type="float">
            <text:p>255,441013334</text:p>
          </table:table-cell>
          <table:table-cell office:value-type="float" office:value="258.285087997" calcext:value-type="float">
            <text:p>258,285087997</text:p>
          </table:table-cell>
          <table:table-cell office:value-type="float" office:value="256.964569021" calcext:value-type="float">
            <text:p>256,964569021</text:p>
          </table:table-cell>
          <table:table-cell office:value-type="float" office:value="257.60591875" calcext:value-type="float">
            <text:p>257,60591875</text:p>
          </table:table-cell>
          <table:table-cell office:value-type="float" office:value="254.094425991" calcext:value-type="float">
            <text:p>254,094425991</text:p>
          </table:table-cell>
          <table:table-cell office:value-type="float" office:value="254.865010391" calcext:value-type="float">
            <text:p>254,865010391</text:p>
          </table:table-cell>
          <table:table-cell office:value-type="float" office:value="259.859265853" calcext:value-type="float">
            <text:p>259,859265853</text:p>
          </table:table-cell>
          <table:table-cell/>
          <table:table-cell table:formula="of:=TRIMMEAN([.B18:.K18];0.2)" office:value-type="float" office:value="256.401913333" calcext:value-type="float">
            <text:p>256,401913333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4.059600654" calcext:value-type="float">
            <text:p>254,059600654</text:p>
          </table:table-cell>
          <table:table-cell office:value-type="float" office:value="263.826868994" calcext:value-type="float">
            <text:p>263,826868994</text:p>
          </table:table-cell>
          <table:table-cell office:value-type="float" office:value="255.683861041" calcext:value-type="float">
            <text:p>255,683861041</text:p>
          </table:table-cell>
          <table:table-cell office:value-type="float" office:value="258.308578607" calcext:value-type="float">
            <text:p>258,308578607</text:p>
          </table:table-cell>
          <table:table-cell office:value-type="float" office:value="259.464517972" calcext:value-type="float">
            <text:p>259,464517972</text:p>
          </table:table-cell>
          <table:table-cell office:value-type="float" office:value="258.902513618" calcext:value-type="float">
            <text:p>258,902513618</text:p>
          </table:table-cell>
          <table:table-cell office:value-type="float" office:value="258.8166269" calcext:value-type="float">
            <text:p>258,8166269</text:p>
          </table:table-cell>
          <table:table-cell office:value-type="float" office:value="257.284962926" calcext:value-type="float">
            <text:p>257,284962926</text:p>
          </table:table-cell>
          <table:table-cell office:value-type="float" office:value="259.74133257" calcext:value-type="float">
            <text:p>259,74133257</text:p>
          </table:table-cell>
          <table:table-cell office:value-type="float" office:value="258.354684204" calcext:value-type="float">
            <text:p>258,354684204</text:p>
          </table:table-cell>
          <table:table-cell/>
          <table:table-cell table:formula="of:=TRIMMEAN([.B19:.K19];0.2)" office:value-type="float" office:value="258.31963472975" calcext:value-type="float">
            <text:p>258,3196347298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59.485134492" calcext:value-type="float">
            <text:p>259,485134492</text:p>
          </table:table-cell>
          <table:table-cell office:value-type="float" office:value="266.178934776" calcext:value-type="float">
            <text:p>266,178934776</text:p>
          </table:table-cell>
          <table:table-cell office:value-type="float" office:value="264.034001842" calcext:value-type="float">
            <text:p>264,034001842</text:p>
          </table:table-cell>
          <table:table-cell office:value-type="float" office:value="260.938326024" calcext:value-type="float">
            <text:p>260,938326024</text:p>
          </table:table-cell>
          <table:table-cell office:value-type="float" office:value="265.393210807" calcext:value-type="float">
            <text:p>265,393210807</text:p>
          </table:table-cell>
          <table:table-cell office:value-type="float" office:value="268.717137572" calcext:value-type="float">
            <text:p>268,717137572</text:p>
          </table:table-cell>
          <table:table-cell office:value-type="float" office:value="267.883763733" calcext:value-type="float">
            <text:p>267,883763733</text:p>
          </table:table-cell>
          <table:table-cell office:value-type="float" office:value="270.552038311" calcext:value-type="float">
            <text:p>270,552038311</text:p>
          </table:table-cell>
          <table:table-cell office:value-type="float" office:value="263.181678265" calcext:value-type="float">
            <text:p>263,181678265</text:p>
          </table:table-cell>
          <table:table-cell office:value-type="float" office:value="263.589210488" calcext:value-type="float">
            <text:p>263,589210488</text:p>
          </table:table-cell>
          <table:table-cell/>
          <table:table-cell table:formula="of:=TRIMMEAN([.B20:.K20];0.2)" office:value-type="float" office:value="264.989532938375" calcext:value-type="float">
            <text:p>264,9895329384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0.603455825" calcext:value-type="float">
            <text:p>260,603455825</text:p>
          </table:table-cell>
          <table:table-cell office:value-type="float" office:value="263.895143393" calcext:value-type="float">
            <text:p>263,895143393</text:p>
          </table:table-cell>
          <table:table-cell office:value-type="float" office:value="261.185231085" calcext:value-type="float">
            <text:p>261,185231085</text:p>
          </table:table-cell>
          <table:table-cell office:value-type="float" office:value="261.546027976" calcext:value-type="float">
            <text:p>261,546027976</text:p>
          </table:table-cell>
          <table:table-cell office:value-type="float" office:value="261.755665367" calcext:value-type="float">
            <text:p>261,755665367</text:p>
          </table:table-cell>
          <table:table-cell office:value-type="float" office:value="264.234346797" calcext:value-type="float">
            <text:p>264,234346797</text:p>
          </table:table-cell>
          <table:table-cell office:value-type="float" office:value="263.222342813" calcext:value-type="float">
            <text:p>263,222342813</text:p>
          </table:table-cell>
          <table:table-cell office:value-type="float" office:value="265.556887289" calcext:value-type="float">
            <text:p>265,556887289</text:p>
          </table:table-cell>
          <table:table-cell office:value-type="float" office:value="265.485494287" calcext:value-type="float">
            <text:p>265,485494287</text:p>
          </table:table-cell>
          <table:table-cell office:value-type="float" office:value="263.116451225" calcext:value-type="float">
            <text:p>263,116451225</text:p>
          </table:table-cell>
          <table:table-cell/>
          <table:table-cell table:formula="of:=TRIMMEAN([.B21:.K21];0.2)" office:value-type="float" office:value="263.055087867875" calcext:value-type="float">
            <text:p>263,055087867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1.889931237" calcext:value-type="float">
            <text:p>251,889931237</text:p>
          </table:table-cell>
          <table:table-cell office:value-type="float" office:value="260.100479315" calcext:value-type="float">
            <text:p>260,100479315</text:p>
          </table:table-cell>
          <table:table-cell office:value-type="float" office:value="257.179705984" calcext:value-type="float">
            <text:p>257,179705984</text:p>
          </table:table-cell>
          <table:table-cell office:value-type="float" office:value="254.467729145" calcext:value-type="float">
            <text:p>254,467729145</text:p>
          </table:table-cell>
          <table:table-cell office:value-type="float" office:value="258.307934211" calcext:value-type="float">
            <text:p>258,307934211</text:p>
          </table:table-cell>
          <table:table-cell office:value-type="float" office:value="256.086033828" calcext:value-type="float">
            <text:p>256,086033828</text:p>
          </table:table-cell>
          <table:table-cell office:value-type="float" office:value="258.22583577" calcext:value-type="float">
            <text:p>258,22583577</text:p>
          </table:table-cell>
          <table:table-cell office:value-type="float" office:value="256.106735005" calcext:value-type="float">
            <text:p>256,106735005</text:p>
          </table:table-cell>
          <table:table-cell office:value-type="float" office:value="254.980252373" calcext:value-type="float">
            <text:p>254,980252373</text:p>
          </table:table-cell>
          <table:table-cell office:value-type="float" office:value="256.319101783" calcext:value-type="float">
            <text:p>256,319101783</text:p>
          </table:table-cell>
          <table:table-cell/>
          <table:table-cell table:formula="of:=TRIMMEAN([.B22:.K22];0.2)" office:value-type="float" office:value="256.459166012375" calcext:value-type="float">
            <text:p>256,4591660124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56.380595078" calcext:value-type="float">
            <text:p>256,380595078</text:p>
          </table:table-cell>
          <table:table-cell office:value-type="float" office:value="256.094573885" calcext:value-type="float">
            <text:p>256,094573885</text:p>
          </table:table-cell>
          <table:table-cell office:value-type="float" office:value="256.91576443" calcext:value-type="float">
            <text:p>256,91576443</text:p>
          </table:table-cell>
          <table:table-cell office:value-type="float" office:value="258.611416095" calcext:value-type="float">
            <text:p>258,611416095</text:p>
          </table:table-cell>
          <table:table-cell office:value-type="float" office:value="259.924591705" calcext:value-type="float">
            <text:p>259,924591705</text:p>
          </table:table-cell>
          <table:table-cell office:value-type="float" office:value="257.693861653" calcext:value-type="float">
            <text:p>257,693861653</text:p>
          </table:table-cell>
          <table:table-cell office:value-type="float" office:value="260.412066102" calcext:value-type="float">
            <text:p>260,412066102</text:p>
          </table:table-cell>
          <table:table-cell office:value-type="float" office:value="256.759850804" calcext:value-type="float">
            <text:p>256,759850804</text:p>
          </table:table-cell>
          <table:table-cell office:value-type="float" office:value="259.128658275" calcext:value-type="float">
            <text:p>259,128658275</text:p>
          </table:table-cell>
          <table:table-cell office:value-type="float" office:value="260.44811545" calcext:value-type="float">
            <text:p>260,44811545</text:p>
          </table:table-cell>
          <table:table-cell/>
          <table:table-cell table:formula="of:=TRIMMEAN([.B23:.K23];0.2)" office:value-type="float" office:value="258.22835051775" calcext:value-type="float">
            <text:p>258,2283505178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6.189963136" calcext:value-type="float">
            <text:p>256,189963136</text:p>
          </table:table-cell>
          <table:table-cell office:value-type="float" office:value="258.365099833" calcext:value-type="float">
            <text:p>258,365099833</text:p>
          </table:table-cell>
          <table:table-cell office:value-type="float" office:value="259.775533133" calcext:value-type="float">
            <text:p>259,775533133</text:p>
          </table:table-cell>
          <table:table-cell office:value-type="float" office:value="258.394932731" calcext:value-type="float">
            <text:p>258,394932731</text:p>
          </table:table-cell>
          <table:table-cell office:value-type="float" office:value="259.170420164" calcext:value-type="float">
            <text:p>259,170420164</text:p>
          </table:table-cell>
          <table:table-cell office:value-type="float" office:value="260.849439665" calcext:value-type="float">
            <text:p>260,849439665</text:p>
          </table:table-cell>
          <table:table-cell office:value-type="float" office:value="262.710268363" calcext:value-type="float">
            <text:p>262,710268363</text:p>
          </table:table-cell>
          <table:table-cell office:value-type="float" office:value="260.517989217" calcext:value-type="float">
            <text:p>260,517989217</text:p>
          </table:table-cell>
          <table:table-cell office:value-type="float" office:value="258.558374131" calcext:value-type="float">
            <text:p>258,558374131</text:p>
          </table:table-cell>
          <table:table-cell office:value-type="float" office:value="261.3242851" calcext:value-type="float">
            <text:p>261,3242851</text:p>
          </table:table-cell>
          <table:table-cell/>
          <table:table-cell table:formula="of:=TRIMMEAN([.B24:.K24];0.2)" office:value-type="float" office:value="259.61950924675" calcext:value-type="float">
            <text:p>259,6195092468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51.984969799" calcext:value-type="float">
            <text:p>251,984969799</text:p>
          </table:table-cell>
          <table:table-cell office:value-type="float" office:value="255.782346537" calcext:value-type="float">
            <text:p>255,782346537</text:p>
          </table:table-cell>
          <table:table-cell office:value-type="float" office:value="256.581928682" calcext:value-type="float">
            <text:p>256,581928682</text:p>
          </table:table-cell>
          <table:table-cell office:value-type="float" office:value="254.419863557" calcext:value-type="float">
            <text:p>254,419863557</text:p>
          </table:table-cell>
          <table:table-cell office:value-type="float" office:value="255.868864764" calcext:value-type="float">
            <text:p>255,868864764</text:p>
          </table:table-cell>
          <table:table-cell office:value-type="float" office:value="257.488004256" calcext:value-type="float">
            <text:p>257,488004256</text:p>
          </table:table-cell>
          <table:table-cell office:value-type="float" office:value="258.326674458" calcext:value-type="float">
            <text:p>258,326674458</text:p>
          </table:table-cell>
          <table:table-cell office:value-type="float" office:value="256.943720559" calcext:value-type="float">
            <text:p>256,943720559</text:p>
          </table:table-cell>
          <table:table-cell office:value-type="float" office:value="256.096457678" calcext:value-type="float">
            <text:p>256,096457678</text:p>
          </table:table-cell>
          <table:table-cell office:value-type="float" office:value="258.098752233" calcext:value-type="float">
            <text:p>258,098752233</text:p>
          </table:table-cell>
          <table:table-cell/>
          <table:table-cell table:formula="of:=TRIMMEAN([.B25:.K25];0.2)" office:value-type="float" office:value="256.40999228325" calcext:value-type="float">
            <text:p>256,409992283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236.21593559038" calcext:value-type="float">
            <text:p>6236,2159355904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7.14mm" svg:y="16.41mm">
            <draw:object draw:notify-on-update-of-ranges="Sheet4.B1:Sheet4.B1 Sheet4.B2:Sheet4.B2 Sheet4.C1:Sheet4.C1 Sheet4.C2:Sheet4.C2 Sheet4.D1:Sheet4.D1 Sheet4.D2:Sheet4.D2 Sheet4.E1:Sheet4.E1 Sheet4.E2:Sheet4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/>
          <table:table-cell table:formula="of:=[1CM.M27]" office:value-type="float" office:value="6292.684868085" calcext:value-type="float">
            <text:p>6292,684868085</text:p>
          </table:table-cell>
          <table:table-cell table:formula="of:=[2CM.M27]" office:value-type="float" office:value="7157.47864262588" calcext:value-type="float">
            <text:p>7157,4786426259</text:p>
          </table:table-cell>
          <table:table-cell table:formula="of:=[4CM.M27]" office:value-type="float" office:value="6416.79139974625" calcext:value-type="float">
            <text:p>6416,7913997463</text:p>
          </table:table-cell>
          <table:table-cell table:formula="of:=[6CM.M27]" office:value-type="float" office:value="6236.21593559038" calcext:value-type="float">
            <text:p>6236,21593559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26:40.946000000</meta:creation-date>
    <dc:date>2017-03-12T14:38:02.012000000</dc:date>
    <meta:editing-duration>PT11M21S</meta:editing-duration>
    <meta:editing-cycles>1</meta:editing-cycles>
    <meta:document-statistic meta:table-count="5" meta:cell-count="1172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Inserção</text:p>
        </chart:title>
        <chart:subtitle svg:x="7.348cm" svg:y="1.275cm" chart:style-name="ch3">
          <text:p>2 anos</text:p>
        </chart:subtitle>
        <chart:legend chart:legend-position="end" svg:x="14.531cm" svg:y="3.454cm" style:legend-expansion="high" chart:style-name="ch4"/>
        <chart:plot-area chart:style-name="ch5" table:cell-range-address="Sheet4.B1:Sheet4.E2" chart:data-source-has-labels="row" svg:x="0.32cm" svg:y="2.138cm" svg:width="13.891cm" svg:height="6.682cm">
          <chartooo:coordinate-region svg:x="1.312cm" svg:y="2.337cm" svg:width="12.899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4.B2:Sheet4.B2" chart:label-cell-address="Sheet4.B1:Sheet4.B1" chart:class="chart:bar">
            <chart:data-point/>
          </chart:series>
          <chart:series chart:style-name="ch10" chart:values-cell-range-address="Sheet4.C2:Sheet4.C2" chart:label-cell-address="Sheet4.C1:Sheet4.C1" chart:class="chart:bar">
            <chart:data-point/>
          </chart:series>
          <chart:series chart:style-name="ch11" chart:values-cell-range-address="Sheet4.D2:Sheet4.D2" chart:label-cell-address="Sheet4.D1:Sheet4.D1" chart:class="chart:bar">
            <chart:data-point/>
          </chart:series>
          <chart:series chart:style-name="ch12" chart:values-cell-range-address="Sheet4.E2:Sheet4.E2" chart:label-cell-address="Sheet4.E1:Sheet4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4.B1:Sheet4.B1</svg:desc>
                </draw:g>
              </table:table-cell>
              <table:table-cell office:value-type="string">
                <text:p>2CM</text:p>
                <draw:g>
                  <svg:desc>Sheet4.C1:Sheet4.C1</svg:desc>
                </draw:g>
              </table:table-cell>
              <table:table-cell office:value-type="string">
                <text:p>4CM</text:p>
                <draw:g>
                  <svg:desc>Sheet4.D1:Sheet4.D1</svg:desc>
                </draw:g>
              </table:table-cell>
              <table:table-cell office:value-type="string">
                <text:p>6CM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292.684868085">
                <text:p>6292.684868085</text:p>
                <draw:g>
                  <svg:desc>Sheet4.B2:Sheet4.B2</svg:desc>
                </draw:g>
              </table:table-cell>
              <table:table-cell office:value-type="float" office:value="7157.47864262588">
                <text:p>7157.47864262588</text:p>
                <draw:g>
                  <svg:desc>Sheet4.C2:Sheet4.C2</svg:desc>
                </draw:g>
              </table:table-cell>
              <table:table-cell office:value-type="float" office:value="6416.79139974625">
                <text:p>6416.79139974625</text:p>
                <draw:g>
                  <svg:desc>Sheet4.D2:Sheet4.D2</svg:desc>
                </draw:g>
              </table:table-cell>
              <table:table-cell office:value-type="float" office:value="6236.21593559038">
                <text:p>6236.21593559038</text:p>
                <draw:g>
                  <svg:desc>Sheet4.E2:Sheet4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